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ter" svg:font-family="Inter, system-ui, apple-system, BlinkMacSystemFont, 'Segoe UI', Roboto, Oxygen, Ubuntu, Cantarell, 'Fira Sans', 'Droid Sans'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 style:list-style-name="L32"/>
    <style:style style:name="P2" style:family="paragraph" style:parent-style-name="Preformatted_20_Text" style:list-style-name="L32">
      <style:paragraph-properties fo:margin-top="0in" fo:margin-bottom="0.1965in" style:contextual-spacing="false"/>
    </style:style>
    <style:style style:name="P3" style:family="paragraph" style:parent-style-name="Preformatted_20_Text" style:list-style-name="L33"/>
    <style:style style:name="P4" style:family="paragraph" style:parent-style-name="Preformatted_20_Text" style:list-style-name="L33">
      <style:paragraph-properties fo:margin-top="0in" fo:margin-bottom="0.1965in" style:contextual-spacing="false"/>
    </style:style>
    <style:style style:name="P5" style:family="paragraph" style:parent-style-name="Preformatted_20_Text" style:list-style-name="L34"/>
    <style:style style:name="P6" style:family="paragraph" style:parent-style-name="Preformatted_20_Text" style:list-style-name="L34">
      <style:paragraph-properties fo:margin-top="0in" fo:margin-bottom="0.1965in" style:contextual-spacing="false"/>
    </style:style>
    <style:style style:name="P7" style:family="paragraph" style:parent-style-name="Preformatted_20_Text" style:list-style-name="L35">
      <style:paragraph-properties fo:margin-top="0in" fo:margin-bottom="0.1965in" style:contextual-spacing="false"/>
    </style:style>
    <style:style style:name="P8" style:family="paragraph" style:parent-style-name="Preformatted_20_Text" style:list-style-name="L51"/>
    <style:style style:name="P9" style:family="paragraph" style:parent-style-name="Preformatted_20_Text" style:list-style-name="L51">
      <style:paragraph-properties fo:margin-top="0in" fo:margin-bottom="0.1965in" style:contextual-spacing="false"/>
    </style:style>
    <style:style style:name="P10" style:family="paragraph" style:parent-style-name="Preformatted_20_Text" style:list-style-name="L52"/>
    <style:style style:name="P11" style:family="paragraph" style:parent-style-name="Preformatted_20_Text" style:list-style-name="L52">
      <style:paragraph-properties fo:margin-top="0in" fo:margin-bottom="0.1965in" style:contextual-spacing="false"/>
    </style:style>
    <style:style style:name="P12" style:family="paragraph" style:parent-style-name="Preformatted_20_Text" style:list-style-name="L53"/>
    <style:style style:name="P13" style:family="paragraph" style:parent-style-name="Preformatted_20_Text" style:list-style-name="L53">
      <style:paragraph-properties fo:margin-top="0in" fo:margin-bottom="0.1965in" style:contextual-spacing="false"/>
    </style:style>
    <style:style style:name="P14" style:family="paragraph" style:parent-style-name="Preformatted_20_Text" style:list-style-name="L54"/>
    <style:style style:name="P15" style:family="paragraph" style:parent-style-name="Preformatted_20_Text" style:list-style-name="L54">
      <style:paragraph-properties fo:margin-top="0in" fo:margin-bottom="0.1965in" style:contextual-spacing="false"/>
    </style:style>
    <style:style style:name="P16" style:family="paragraph" style:parent-style-name="Preformatted_20_Text" style:list-style-name="L55"/>
    <style:style style:name="P17" style:family="paragraph" style:parent-style-name="Preformatted_20_Text" style:list-style-name="L55">
      <style:paragraph-properties fo:margin-top="0in" fo:margin-bottom="0.1965in" style:contextual-spacing="false"/>
    </style:style>
    <style:style style:name="P18" style:family="paragraph" style:parent-style-name="Preformatted_20_Text" style:list-style-name="L56"/>
    <style:style style:name="P19" style:family="paragraph" style:parent-style-name="Preformatted_20_Text" style:list-style-name="L56">
      <style:paragraph-properties fo:margin-top="0in" fo:margin-bottom="0.1965in" style:contextual-spacing="false"/>
    </style:style>
    <style:style style:name="P20" style:family="paragraph" style:parent-style-name="Preformatted_20_Text" style:list-style-name="L57"/>
    <style:style style:name="P21" style:family="paragraph" style:parent-style-name="Preformatted_20_Text" style:list-style-name="L57">
      <style:paragraph-properties fo:margin-top="0in" fo:margin-bottom="0.1965in" style:contextual-spacing="false"/>
    </style:style>
    <style:style style:name="P22" style:family="paragraph" style:parent-style-name="Preformatted_20_Text" style:list-style-name="L58"/>
    <style:style style:name="P23" style:family="paragraph" style:parent-style-name="Preformatted_20_Text" style:list-style-name="L58">
      <style:paragraph-properties fo:margin-top="0in" fo:margin-bottom="0.1965in" style:contextual-spacing="false"/>
    </style:style>
    <style:style style:name="P24" style:family="paragraph" style:parent-style-name="Preformatted_20_Text" style:list-style-name="L59"/>
    <style:style style:name="P25" style:family="paragraph" style:parent-style-name="Preformatted_20_Text" style:list-style-name="L59">
      <style:paragraph-properties fo:margin-top="0in" fo:margin-bottom="0.1965in" style:contextual-spacing="false"/>
    </style:style>
    <style:style style:name="P26" style:family="paragraph" style:parent-style-name="Preformatted_20_Text" style:list-style-name="L60"/>
    <style:style style:name="P27" style:family="paragraph" style:parent-style-name="Preformatted_20_Text" style:list-style-name="L60">
      <style:paragraph-properties fo:margin-top="0in" fo:margin-bottom="0.1965in" style:contextual-spacing="false"/>
    </style:style>
    <style:style style:name="P28" style:family="paragraph" style:parent-style-name="Preformatted_20_Text" style:list-style-name="L61"/>
    <style:style style:name="P29" style:family="paragraph" style:parent-style-name="Preformatted_20_Text" style:list-style-name="L61">
      <style:paragraph-properties fo:margin-top="0in" fo:margin-bottom="0.1965in" style:contextual-spacing="false"/>
    </style:style>
    <style:style style:name="P30" style:family="paragraph" style:parent-style-name="Preformatted_20_Text" style:list-style-name="L62"/>
    <style:style style:name="P31" style:family="paragraph" style:parent-style-name="Preformatted_20_Text" style:list-style-name="L62">
      <style:paragraph-properties fo:margin-top="0in" fo:margin-bottom="0.1965in" style:contextual-spacing="false"/>
    </style:style>
    <style:style style:name="P32" style:family="paragraph" style:parent-style-name="Preformatted_20_Text" style:list-style-name="L63">
      <style:paragraph-properties fo:margin-top="0in" fo:margin-bottom="0.1965in" style:contextual-spacing="false"/>
    </style:style>
    <style:style style:name="P33" style:family="paragraph" style:parent-style-name="Preformatted_20_Text" style:list-style-name="L64"/>
    <style:style style:name="P34" style:family="paragraph" style:parent-style-name="Preformatted_20_Text" style:list-style-name="L64">
      <style:paragraph-properties fo:margin-top="0in" fo:margin-bottom="0.1965in" style:contextual-spacing="false"/>
    </style:style>
    <style:style style:name="P35" style:family="paragraph" style:parent-style-name="Preformatted_20_Text" style:list-style-name="L65"/>
    <style:style style:name="P36" style:family="paragraph" style:parent-style-name="Preformatted_20_Text" style:list-style-name="L65">
      <style:paragraph-properties fo:margin-top="0in" fo:margin-bottom="0.1965in" style:contextual-spacing="false"/>
    </style:style>
    <style:style style:name="P37" style:family="paragraph" style:parent-style-name="Preformatted_20_Text" style:list-style-name="L66"/>
    <style:style style:name="P38" style:family="paragraph" style:parent-style-name="Preformatted_20_Text" style:list-style-name="L66">
      <style:paragraph-properties fo:margin-top="0in" fo:margin-bottom="0.1965in" style:contextual-spacing="false"/>
    </style:style>
    <style:style style:name="P39" style:family="paragraph" style:parent-style-name="Preformatted_20_Text" style:list-style-name="L67"/>
    <style:style style:name="P40" style:family="paragraph" style:parent-style-name="Preformatted_20_Text" style:list-style-name="L67">
      <style:paragraph-properties fo:margin-top="0in" fo:margin-bottom="0.1965in" style:contextual-spacing="false"/>
    </style:style>
    <style:style style:name="P41" style:family="paragraph" style:parent-style-name="Preformatted_20_Text" style:list-style-name="L68">
      <style:paragraph-properties fo:margin-top="0in" fo:margin-bottom="0.1965in" style:contextual-spacing="false"/>
    </style:style>
    <style:style style:name="P42" style:family="paragraph" style:parent-style-name="Standard">
      <style:text-properties fo:color="#000000" loext:opacity="100%" officeooo:paragraph-rsid="00189daa"/>
    </style:style>
    <style:style style:name="P43" style:family="paragraph" style:parent-style-name="Text_20_body" style:list-style-name="L32"/>
    <style:style style:name="P44" style:family="paragraph" style:parent-style-name="Text_20_body" style:list-style-name="L32">
      <style:paragraph-properties fo:margin-top="0in" fo:margin-bottom="0in" style:contextual-spacing="false"/>
    </style:style>
    <style:style style:name="P45" style:family="paragraph" style:parent-style-name="Text_20_body" style:list-style-name="L33"/>
    <style:style style:name="P46" style:family="paragraph" style:parent-style-name="Text_20_body" style:list-style-name="L33">
      <style:paragraph-properties fo:margin-top="0in" fo:margin-bottom="0in" style:contextual-spacing="false"/>
    </style:style>
    <style:style style:name="P47" style:family="paragraph" style:parent-style-name="Text_20_body" style:list-style-name="L34"/>
    <style:style style:name="P48" style:family="paragraph" style:parent-style-name="Text_20_body" style:list-style-name="L34">
      <style:paragraph-properties fo:margin-top="0in" fo:margin-bottom="0in" style:contextual-spacing="false"/>
    </style:style>
    <style:style style:name="P49" style:family="paragraph" style:parent-style-name="Text_20_body" style:list-style-name="L35"/>
    <style:style style:name="P50" style:family="paragraph" style:parent-style-name="Text_20_body" style:list-style-name="L35">
      <style:paragraph-properties fo:margin-top="0in" fo:margin-bottom="0in" style:contextual-spacing="false"/>
    </style:style>
    <style:style style:name="P51" style:family="paragraph" style:parent-style-name="Text_20_body" style:list-style-name="L51"/>
    <style:style style:name="P52" style:family="paragraph" style:parent-style-name="Text_20_body" style:list-style-name="L51">
      <style:paragraph-properties fo:margin-top="0in" fo:margin-bottom="0in" style:contextual-spacing="false"/>
    </style:style>
    <style:style style:name="P53" style:family="paragraph" style:parent-style-name="Text_20_body" style:list-style-name="L52"/>
    <style:style style:name="P54" style:family="paragraph" style:parent-style-name="Text_20_body" style:list-style-name="L52">
      <style:paragraph-properties fo:margin-top="0in" fo:margin-bottom="0in" style:contextual-spacing="false"/>
    </style:style>
    <style:style style:name="P55" style:family="paragraph" style:parent-style-name="Text_20_body" style:list-style-name="L53"/>
    <style:style style:name="P56" style:family="paragraph" style:parent-style-name="Text_20_body" style:list-style-name="L53">
      <style:paragraph-properties fo:margin-top="0in" fo:margin-bottom="0in" style:contextual-spacing="false"/>
    </style:style>
    <style:style style:name="P57" style:family="paragraph" style:parent-style-name="Text_20_body" style:list-style-name="L54"/>
    <style:style style:name="P58" style:family="paragraph" style:parent-style-name="Text_20_body" style:list-style-name="L54">
      <style:paragraph-properties fo:margin-top="0in" fo:margin-bottom="0in" style:contextual-spacing="false"/>
    </style:style>
    <style:style style:name="P59" style:family="paragraph" style:parent-style-name="Text_20_body" style:list-style-name="L55"/>
    <style:style style:name="P60" style:family="paragraph" style:parent-style-name="Text_20_body" style:list-style-name="L55">
      <style:paragraph-properties fo:margin-top="0in" fo:margin-bottom="0in" style:contextual-spacing="false"/>
    </style:style>
    <style:style style:name="P61" style:family="paragraph" style:parent-style-name="Text_20_body" style:list-style-name="L56"/>
    <style:style style:name="P62" style:family="paragraph" style:parent-style-name="Text_20_body" style:list-style-name="L56">
      <style:paragraph-properties fo:margin-top="0in" fo:margin-bottom="0in" style:contextual-spacing="false"/>
    </style:style>
    <style:style style:name="P63" style:family="paragraph" style:parent-style-name="Text_20_body" style:list-style-name="L57"/>
    <style:style style:name="P64" style:family="paragraph" style:parent-style-name="Text_20_body" style:list-style-name="L57">
      <style:paragraph-properties fo:margin-top="0in" fo:margin-bottom="0in" style:contextual-spacing="false"/>
    </style:style>
    <style:style style:name="P65" style:family="paragraph" style:parent-style-name="Text_20_body" style:list-style-name="L58"/>
    <style:style style:name="P66" style:family="paragraph" style:parent-style-name="Text_20_body" style:list-style-name="L58">
      <style:paragraph-properties fo:margin-top="0in" fo:margin-bottom="0in" style:contextual-spacing="false"/>
    </style:style>
    <style:style style:name="P67" style:family="paragraph" style:parent-style-name="Text_20_body" style:list-style-name="L59"/>
    <style:style style:name="P68" style:family="paragraph" style:parent-style-name="Text_20_body" style:list-style-name="L59">
      <style:paragraph-properties fo:margin-top="0in" fo:margin-bottom="0in" style:contextual-spacing="false"/>
    </style:style>
    <style:style style:name="P69" style:family="paragraph" style:parent-style-name="Text_20_body" style:list-style-name="L60"/>
    <style:style style:name="P70" style:family="paragraph" style:parent-style-name="Text_20_body" style:list-style-name="L60">
      <style:paragraph-properties fo:margin-top="0in" fo:margin-bottom="0in" style:contextual-spacing="false"/>
    </style:style>
    <style:style style:name="P71" style:family="paragraph" style:parent-style-name="Text_20_body" style:list-style-name="L61"/>
    <style:style style:name="P72" style:family="paragraph" style:parent-style-name="Text_20_body" style:list-style-name="L61">
      <style:paragraph-properties fo:margin-top="0in" fo:margin-bottom="0in" style:contextual-spacing="false"/>
    </style:style>
    <style:style style:name="P73" style:family="paragraph" style:parent-style-name="Text_20_body" style:list-style-name="L62"/>
    <style:style style:name="P74" style:family="paragraph" style:parent-style-name="Text_20_body" style:list-style-name="L62">
      <style:paragraph-properties fo:margin-top="0in" fo:margin-bottom="0in" style:contextual-spacing="false"/>
    </style:style>
    <style:style style:name="P75" style:family="paragraph" style:parent-style-name="Text_20_body" style:list-style-name="L63"/>
    <style:style style:name="P76" style:family="paragraph" style:parent-style-name="Text_20_body" style:list-style-name="L63">
      <style:paragraph-properties fo:margin-top="0in" fo:margin-bottom="0in" style:contextual-spacing="false"/>
    </style:style>
    <style:style style:name="P77" style:family="paragraph" style:parent-style-name="Text_20_body" style:list-style-name="L64"/>
    <style:style style:name="P78" style:family="paragraph" style:parent-style-name="Text_20_body" style:list-style-name="L64">
      <style:paragraph-properties fo:margin-top="0in" fo:margin-bottom="0in" style:contextual-spacing="false"/>
    </style:style>
    <style:style style:name="P79" style:family="paragraph" style:parent-style-name="Text_20_body" style:list-style-name="L65"/>
    <style:style style:name="P80" style:family="paragraph" style:parent-style-name="Text_20_body" style:list-style-name="L65">
      <style:paragraph-properties fo:margin-top="0in" fo:margin-bottom="0in" style:contextual-spacing="false"/>
    </style:style>
    <style:style style:name="P81" style:family="paragraph" style:parent-style-name="Text_20_body" style:list-style-name="L66"/>
    <style:style style:name="P82" style:family="paragraph" style:parent-style-name="Text_20_body" style:list-style-name="L66">
      <style:paragraph-properties fo:margin-top="0in" fo:margin-bottom="0in" style:contextual-spacing="false"/>
    </style:style>
    <style:style style:name="P83" style:family="paragraph" style:parent-style-name="Text_20_body" style:list-style-name="L67"/>
    <style:style style:name="P84" style:family="paragraph" style:parent-style-name="Text_20_body" style:list-style-name="L67">
      <style:paragraph-properties fo:margin-top="0in" fo:margin-bottom="0in" style:contextual-spacing="false"/>
    </style:style>
    <style:style style:name="P85" style:family="paragraph" style:parent-style-name="Text_20_body" style:list-style-name="L68"/>
    <style:style style:name="T1" style:family="text">
      <style:text-properties fo:color="#000000" loext:opacity="100%" officeooo:rsid="0019a2bc"/>
    </style:style>
    <style:style style:name="T2" style:family="text">
      <style:text-properties fo:font-variant="normal" fo:text-transform="none" fo:color="#000000" loext:opacity="100%" style:font-name="Inter" fo:font-size="9pt" fo:letter-spacing="normal" fo:font-style="normal" fo:font-weight="normal"/>
    </style:style>
    <style:style style:name="T3" style:family="text">
      <style:text-properties officeooo:rsid="00189daa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Documentação de Endpoints</text:span></text:h>
      <text:p text:style-name="Text_20_body"><text:span text:style-name="Strong_20_Emphasis"/></text:p>
      <text:p text:style-name="P42"><text:span text:style-name="Strong_20_Emphasis"><text:span text:style-name="T1">Endpoint </text:span></text:span><text:span text:style-name="Strong_20_Emphasis"><text:span text:style-name="T3">generico</text:span></text:span><text:span text:style-name="Strong_20_Emphasis"><text:span text:style-name="T1">: </text:span></text:span><text:span text:style-name="Strong_20_Emphasis"><text:span text:style-name="T2">https://skawallet-backend-api.onrender.com</text:span></text:span></text:p>
      <text:h text:style-name="Heading_20_3" text:outline-level="3"><text:span text:style-name="Strong_20_Emphasis">1. Listar Todos os Usuários</text:span></text:h>
      <text:list xml:id="list2350412935" text:style-name="L32">
        <text:list-item>
          <text:p text:style-name="P44"><text:span text:style-name="Strong_20_Emphasis">Descrição:</text:span> Retorna uma lista com todos os usuários registrados no sistema. </text:p>
        </text:list-item>
        <text:list-item>
          <text:p text:style-name="P44"><text:span text:style-name="Strong_20_Emphasis">Endpoint:</text:span><text:line-break/><text:span text:style-name="Source_20_Text">GET /api/v1/users/</text:span> </text:p>
        </text:list-item>
        <text:list-item>
          <text:p text:style-name="P44"><text:span text:style-name="Strong_20_Emphasis">Autenticação:</text:span><text:line-break/><text:span text:style-name="Strong_20_Emphasis">Necessário Token JWT.</text:span><text:line-break/>Somente administradores podem acessar este endpoint. </text:p>
        </text:list-item>
        <text:list-item>
          <text:p text:style-name="P44"><text:span text:style-name="Strong_20_Emphasis">Parâmetros:</text:span><text:line-break/><text:span text:style-name="Strong_20_Emphasis">Nenhum.</text:span> </text:p>
        </text:list-item>
        <text:list-item>
          <text:p text:style-name="P44"><text:span text:style-name="Strong_20_Emphasis">Resposta de Sucesso:</text:span> </text:p>
          <text:list>
            <text:list-item>
              <text:p text:style-name="P44"><text:span text:style-name="Strong_20_Emphasis">Status:</text:span> <text:span text:style-name="Source_20_Text">200 OK</text:span> </text:p>
            </text:list-item>
            <text:list-item>
              <text:p text:style-name="P43"><text:span text:style-name="Strong_20_Emphasis">Exemplo de Resposta:</text:span> </text:p>
              <text:p text:style-name="P1"><text:span text:style-name="Source_20_Text">[</text:span></text:p>
              <text:p text:style-name="P1"><text:span text:style-name="Source_20_Text"><text:s text:c="2"/>{</text:span></text:p>
              <text:p text:style-name="P1"><text:span text:style-name="Source_20_Text"><text:s text:c="4"/>"pk_users": 1,</text:span></text:p>
              <text:p text:style-name="P1"><text:span text:style-name="Source_20_Text"><text:s text:c="4"/>"name": "João Silva",</text:span></text:p>
              <text:p text:style-name="P1"><text:span text:style-name="Source_20_Text"><text:s text:c="4"/>"email": "joao.silva@example.com",</text:span></text:p>
              <text:p text:style-name="P1"><text:span text:style-name="Source_20_Text"><text:s text:c="4"/>"phone": "+244912345678",</text:span></text:p>
              <text:p text:style-name="P1"><text:span text:style-name="Source_20_Text"><text:s text:c="4"/>"type": "USER",</text:span></text:p>
              <text:p text:style-name="P1"><text:span text:style-name="Source_20_Text"><text:s text:c="4"/>"enabled": true</text:span></text:p>
              <text:p text:style-name="P1"><text:span text:style-name="Source_20_Text"><text:s text:c="2"/>},</text:span></text:p>
              <text:p text:style-name="P1"><text:span text:style-name="Source_20_Text"><text:s text:c="2"/>{</text:span></text:p>
              <text:p text:style-name="P1"><text:span text:style-name="Source_20_Text"><text:s text:c="4"/>"pk_users": 2,</text:span></text:p>
              <text:p text:style-name="P1"><text:span text:style-name="Source_20_Text"><text:s text:c="4"/>"name": "Maria Oliveira",</text:span></text:p>
              <text:p text:style-name="P1"><text:span text:style-name="Source_20_Text"><text:s text:c="4"/>"email": "maria.oliveira@example.com",</text:span></text:p>
              <text:p text:style-name="P1"><text:span text:style-name="Source_20_Text"><text:s text:c="4"/>"phone": "+244923456789",</text:span></text:p>
              <text:p text:style-name="P1"><text:span text:style-name="Source_20_Text"><text:s text:c="4"/>"type": "ADMIN",</text:span></text:p>
              <text:p text:style-name="P1"><text:span text:style-name="Source_20_Text"><text:s text:c="4"/>"enabled": true</text:span></text:p>
              <text:p text:style-name="P1"><text:span text:style-name="Source_20_Text"><text:s text:c="2"/>}</text:span></text:p>
              <text:p text:style-name="P2"><text:span text:style-name="Source_20_Text">]</text:span></text:p>
            </text:list-item>
          </text:list>
        </text:list-item>
        <text:list-item>
          <text:p text:style-name="P44"><text:span text:style-name="Strong_20_Emphasis">Erros Possíveis:</text:span> </text:p>
          <text:list>
            <text:list-item>
              <text:p text:style-name="P44"><text:span text:style-name="Strong_20_Emphasis">401 Unauthorized:</text:span> Token JWT ausente ou inválido. </text:p>
            </text:list-item>
            <text:list-item>
              <text:p text:style-name="P43"><text:span text:style-name="Strong_20_Emphasis">403 Forbidden:</text:span> O usuário autenticado não tem permissão para listar usuários. </text:p>
            </text:list-item>
          </text:list>
        </text:list-item>
      </text:list>
      <text:p text:style-name="Horizontal_20_Line"/>
      <text:h text:style-name="Heading_20_3" text:outline-level="3"><text:span text:style-name="Strong_20_Emphasis">2. Buscar Usuário por ID</text:span></text:h>
      <text:list xml:id="list918751255" text:style-name="L33">
        <text:list-item>
          <text:p text:style-name="P46"><text:span text:style-name="Strong_20_Emphasis">Descrição:</text:span> Retorna os detalhes de um usuário específico com base no ID fornecido. </text:p>
        </text:list-item>
        <text:list-item>
          <text:p text:style-name="P46"><text:span text:style-name="Strong_20_Emphasis">Endpoint:</text:span><text:line-break/><text:span text:style-name="Source_20_Text">GET /api/v1/users/{userId}</text:span> </text:p>
        </text:list-item>
        <text:list-item>
          <text:p text:style-name="P46"><text:soft-page-break/><text:span text:style-name="Strong_20_Emphasis">Autenticação:</text:span><text:line-break/><text:span text:style-name="Strong_20_Emphasis">Necessário Token JWT.</text:span><text:line-break/>Apenas o próprio usuário ou administradores podem acessar este endpoint. </text:p>
        </text:list-item>
        <text:list-item>
          <text:p text:style-name="P46"><text:span text:style-name="Strong_20_Emphasis">Parâmetros de URL:</text:span> </text:p>
          <text:list>
            <text:list-item>
              <text:p text:style-name="P46"><text:span text:style-name="Source_20_Text">userId</text:span>: ID do usuário a ser buscado. Exemplo: <text:span text:style-name="Source_20_Text">1</text:span> </text:p>
            </text:list-item>
          </text:list>
        </text:list-item>
        <text:list-item>
          <text:p text:style-name="P46"><text:span text:style-name="Strong_20_Emphasis">Resposta de Sucesso:</text:span> </text:p>
          <text:list>
            <text:list-item>
              <text:p text:style-name="P46"><text:span text:style-name="Strong_20_Emphasis">Status:</text:span> <text:span text:style-name="Source_20_Text">200 OK</text:span> </text:p>
            </text:list-item>
            <text:list-item>
              <text:p text:style-name="P45"><text:span text:style-name="Strong_20_Emphasis">Exemplo de Resposta:</text:span> </text:p>
              <text:p text:style-name="P3"><text:span text:style-name="Source_20_Text">{</text:span></text:p>
              <text:p text:style-name="P3"><text:span text:style-name="Source_20_Text"><text:s text:c="2"/>"pk_users": 1,</text:span></text:p>
              <text:p text:style-name="P3"><text:span text:style-name="Source_20_Text"><text:s text:c="2"/>"name": "João Silva",</text:span></text:p>
              <text:p text:style-name="P3"><text:span text:style-name="Source_20_Text"><text:s text:c="2"/>"email": "joao.silva@example.com",</text:span></text:p>
              <text:p text:style-name="P3"><text:span text:style-name="Source_20_Text"><text:s text:c="2"/>"phone": "+244912345678",</text:span></text:p>
              <text:p text:style-name="P3"><text:span text:style-name="Source_20_Text"><text:s text:c="2"/>"type": "USER",</text:span></text:p>
              <text:p text:style-name="P3"><text:span text:style-name="Source_20_Text"><text:s text:c="2"/>"enabled": true,</text:span></text:p>
              <text:p text:style-name="P3"><text:span text:style-name="Source_20_Text"><text:s text:c="2"/>"created_at": "2025-01-01T10:00:00"</text:span></text:p>
              <text:p text:style-name="P4"><text:span text:style-name="Source_20_Text">}</text:span></text:p>
            </text:list-item>
          </text:list>
        </text:list-item>
        <text:list-item>
          <text:p text:style-name="P46"><text:span text:style-name="Strong_20_Emphasis">Erros Possíveis:</text:span> </text:p>
          <text:list>
            <text:list-item>
              <text:p text:style-name="P46"><text:span text:style-name="Strong_20_Emphasis">401 Unauthorized:</text:span> Token JWT ausente ou inválido. </text:p>
            </text:list-item>
            <text:list-item>
              <text:p text:style-name="P46"><text:span text:style-name="Strong_20_Emphasis">403 Forbidden:</text:span> O usuário autenticado não tem permissão para acessar os detalhes do usuário solicitado. </text:p>
            </text:list-item>
            <text:list-item>
              <text:p text:style-name="P45"><text:span text:style-name="Strong_20_Emphasis">404 Not Found:</text:span> Usuário com o ID especificado não encontrado. </text:p>
            </text:list-item>
          </text:list>
        </text:list-item>
      </text:list>
      <text:p text:style-name="Horizontal_20_Line"/>
      <text:h text:style-name="Heading_20_3" text:outline-level="3"><text:span text:style-name="Strong_20_Emphasis">3. Registrar Novo Usuário</text:span></text:h>
      <text:list xml:id="list1767850338" text:style-name="L34">
        <text:list-item>
          <text:p text:style-name="P48"><text:span text:style-name="Strong_20_Emphasis">Descrição:</text:span> Registra um novo usuário no sistema. </text:p>
        </text:list-item>
        <text:list-item>
          <text:p text:style-name="P48"><text:span text:style-name="Strong_20_Emphasis">Endpoint:</text:span><text:line-break/><text:span text:style-name="Source_20_Text">POST /api/v1/users/registration</text:span> </text:p>
        </text:list-item>
        <text:list-item>
          <text:p text:style-name="P48"><text:span text:style-name="Strong_20_Emphasis">Autenticação:</text:span><text:line-break/><text:span text:style-name="Strong_20_Emphasis">Não é necessário Token JWT.</text:span><text:line-break/>Qualquer pessoa pode acessar este endpoint. </text:p>
        </text:list-item>
        <text:list-item>
          <text:p text:style-name="P48"><text:span text:style-name="Strong_20_Emphasis">Parâmetros do Corpo da Requisição:</text:span> </text:p>
          <text:list>
            <text:list-item>
              <text:p text:style-name="P47"><text:span text:style-name="Strong_20_Emphasis">Exemplo (JSON):</text:span> </text:p>
              <text:p text:style-name="P5"><text:span text:style-name="Source_20_Text">{</text:span></text:p>
              <text:p text:style-name="P5"><text:span text:style-name="Source_20_Text"><text:s text:c="2"/>"name": "João Silva",</text:span></text:p>
              <text:p text:style-name="P5"><text:span text:style-name="Source_20_Text"><text:s text:c="2"/>"email": "joao.silva@example.com",</text:span></text:p>
              <text:p text:style-name="P5"><text:span text:style-name="Source_20_Text"><text:s text:c="2"/>"phone": "+244912345678",</text:span></text:p>
              <text:p text:style-name="P5"><text:span text:style-name="Source_20_Text"><text:s text:c="2"/>"password": "senhaSegura123",</text:span></text:p>
              <text:p text:style-name="P5"><text:span text:style-name="Source_20_Text"><text:s text:c="2"/>"type": "USER"</text:span></text:p>
              <text:p text:style-name="P6"><text:span text:style-name="Source_20_Text">}</text:span></text:p>
            </text:list-item>
          </text:list>
        </text:list-item>
        <text:list-item>
          <text:p text:style-name="P48"><text:span text:style-name="Strong_20_Emphasis">Resposta de Sucesso:</text:span> </text:p>
          <text:list>
            <text:list-item>
              <text:p text:style-name="P48"><text:span text:style-name="Strong_20_Emphasis">Status:</text:span> <text:span text:style-name="Source_20_Text">201 Created</text:span> </text:p>
            </text:list-item>
            <text:list-item>
              <text:p text:style-name="P47"><text:span text:style-name="Strong_20_Emphasis">Exemplo de Resposta:</text:span> </text:p>
              <text:p text:style-name="P5"><text:soft-page-break/><text:span text:style-name="Source_20_Text">{</text:span></text:p>
              <text:p text:style-name="P5"><text:span text:style-name="Source_20_Text"><text:s text:c="2"/>"message": "Usuário registrado com sucesso!",</text:span></text:p>
              <text:p text:style-name="P5"><text:span text:style-name="Source_20_Text"><text:s text:c="2"/>"user": {</text:span></text:p>
              <text:p text:style-name="P5"><text:span text:style-name="Source_20_Text"><text:s text:c="4"/>"pk_users": 3,</text:span></text:p>
              <text:p text:style-name="P5"><text:span text:style-name="Source_20_Text"><text:s text:c="4"/>"name": "João Silva",</text:span></text:p>
              <text:p text:style-name="P5"><text:span text:style-name="Source_20_Text"><text:s text:c="4"/>"email": "joao.silva@example.com",</text:span></text:p>
              <text:p text:style-name="P5"><text:span text:style-name="Source_20_Text"><text:s text:c="4"/>"phone": "+244912345678",</text:span></text:p>
              <text:p text:style-name="P5"><text:span text:style-name="Source_20_Text"><text:s text:c="4"/>"type": "USER",</text:span></text:p>
              <text:p text:style-name="P5"><text:span text:style-name="Source_20_Text"><text:s text:c="4"/>"enabled": true</text:span></text:p>
              <text:p text:style-name="P5"><text:span text:style-name="Source_20_Text"><text:s text:c="2"/>}</text:span></text:p>
              <text:p text:style-name="P6"><text:span text:style-name="Source_20_Text">}</text:span></text:p>
            </text:list-item>
          </text:list>
        </text:list-item>
        <text:list-item>
          <text:p text:style-name="P48"><text:span text:style-name="Strong_20_Emphasis">Erros Possíveis:</text:span> </text:p>
          <text:list>
            <text:list-item>
              <text:p text:style-name="P48"><text:span text:style-name="Strong_20_Emphasis">400 Bad Request:</text:span> Campos obrigatórios ausentes ou inválidos. </text:p>
              <text:list>
                <text:list-item>
                  <text:p text:style-name="P47">Exemplo: </text:p>
                  <text:p text:style-name="P5"><text:span text:style-name="Source_20_Text">{</text:span></text:p>
                  <text:p text:style-name="P5"><text:span text:style-name="Source_20_Text"><text:s text:c="2"/>"error": "O campo 'email' é obrigatório."</text:span></text:p>
                  <text:p text:style-name="P6"><text:span text:style-name="Source_20_Text">}</text:span></text:p>
                </text:list-item>
              </text:list>
            </text:list-item>
            <text:list-item>
              <text:p text:style-name="P47"><text:span text:style-name="Strong_20_Emphasis">409 Conflict:</text:span> E-mail ou número de telefone já registrado. </text:p>
            </text:list-item>
          </text:list>
        </text:list-item>
      </text:list>
      <text:p text:style-name="Horizontal_20_Line"/>
      <text:h text:style-name="Heading_20_3" text:outline-level="3"><text:span text:style-name="Strong_20_Emphasis">Observações Gerais</text:span></text:h>
      <text:list xml:id="list1282112071" text:style-name="L35">
        <text:list-item>
          <text:p text:style-name="P50"><text:span text:style-name="Strong_20_Emphasis">Autenticação com Token JWT:</text:span> </text:p>
          <text:list>
            <text:list-item>
              <text:p text:style-name="P49">Para os endpoints protegidos, insira o token JWT no cabeçalho da requisição: </text:p>
              <text:p text:style-name="P7"><text:span text:style-name="Source_20_Text">Authorization: Bearer &lt;seu-token-jwt&gt;</text:span></text:p>
            </text:list-item>
          </text:list>
        </text:list-item>
        <text:list-item>
          <text:p text:style-name="P50"><text:span text:style-name="Strong_20_Emphasis">Padrões de Código de Resposta HTTP:</text:span> </text:p>
          <text:list>
            <text:list-item>
              <text:p text:style-name="P50"><text:span text:style-name="Strong_20_Emphasis">200 OK:</text:span> Operação bem-sucedida. </text:p>
            </text:list-item>
            <text:list-item>
              <text:p text:style-name="P50"><text:span text:style-name="Strong_20_Emphasis">201 Created:</text:span> Recurso criado com sucesso. </text:p>
            </text:list-item>
            <text:list-item>
              <text:p text:style-name="P50"><text:span text:style-name="Strong_20_Emphasis">400 Bad Request:</text:span> Entrada inválida fornecida. </text:p>
            </text:list-item>
            <text:list-item>
              <text:p text:style-name="P50"><text:span text:style-name="Strong_20_Emphasis">401 Unauthorized:</text:span> Autenticação necessária ou inválida. </text:p>
            </text:list-item>
            <text:list-item>
              <text:p text:style-name="P50"><text:span text:style-name="Strong_20_Emphasis">403 Forbidden:</text:span> O usuário autenticado não tem permissão. </text:p>
            </text:list-item>
            <text:list-item>
              <text:p text:style-name="P49"><text:span text:style-name="Strong_20_Emphasis">404 Not Found:</text:span> Recurso solicitado não encontrado. </text:p>
            </text:list-item>
          </text:list>
        </text:list-item>
      </text:list>
      <text:h text:style-name="Heading_20_3" text:outline-level="3"><text:span text:style-name="Strong_20_Emphasis">Documentação dos Endpoints de Carteiras Digitais (Wallets)</text:span></text:h>
      <text:p text:style-name="Horizontal_20_Line"/>
      <text:h text:style-name="Heading_20_3" text:outline-level="3"><text:span text:style-name="Strong_20_Emphasis">1. Listar Todas as Carteiras por Usuário</text:span></text:h>
      <text:list xml:id="list3043232713" text:style-name="L51">
        <text:list-item>
          <text:p text:style-name="P52"><text:span text:style-name="Strong_20_Emphasis">Descrição:</text:span> Retorna todas as carteiras associadas a um usuário específico. </text:p>
        </text:list-item>
        <text:list-item>
          <text:p text:style-name="P52"><text:span text:style-name="Strong_20_Emphasis">Endpoint:</text:span><text:line-break/><text:span text:style-name="Source_20_Text">GET /api/v1/wallets/user/{userId}</text:span> </text:p>
        </text:list-item>
        <text:list-item>
          <text:p text:style-name="P52"><text:span text:style-name="Strong_20_Emphasis">Autenticação:</text:span><text:line-break/><text:span text:style-name="Strong_20_Emphasis">Necessário Token JWT.</text:span><text:line-break/>O próprio usuário ou um administrador pode acessar este endpoint. </text:p>
        </text:list-item>
        <text:list-item>
          <text:p text:style-name="P52"><text:soft-page-break/><text:span text:style-name="Strong_20_Emphasis">Parâmetros de URL:</text:span> </text:p>
          <text:list>
            <text:list-item>
              <text:p text:style-name="P52"><text:span text:style-name="Source_20_Text">userId</text:span>: ID do usuário cujas carteiras serão listadas. Exemplo: <text:span text:style-name="Source_20_Text">1</text:span> </text:p>
            </text:list-item>
          </text:list>
        </text:list-item>
        <text:list-item>
          <text:p text:style-name="P52"><text:span text:style-name="Strong_20_Emphasis">Resposta de Sucesso:</text:span> </text:p>
          <text:list>
            <text:list-item>
              <text:p text:style-name="P52"><text:span text:style-name="Strong_20_Emphasis">Status:</text:span> <text:span text:style-name="Source_20_Text">200 OK</text:span> </text:p>
            </text:list-item>
            <text:list-item>
              <text:p text:style-name="P51"><text:span text:style-name="Strong_20_Emphasis">Exemplo de Resposta:</text:span> </text:p>
              <text:p text:style-name="P8"><text:span text:style-name="Source_20_Text">[</text:span></text:p>
              <text:p text:style-name="P8"><text:span text:style-name="Source_20_Text"><text:s text:c="2"/>{</text:span></text:p>
              <text:p text:style-name="P8"><text:span text:style-name="Source_20_Text"><text:s text:c="4"/>"pk_digital_wallets": 1,</text:span></text:p>
              <text:p text:style-name="P8"><text:span text:style-name="Source_20_Text"><text:s text:c="4"/>"walletName": "Pessoal",</text:span></text:p>
              <text:p text:style-name="P8"><text:span text:style-name="Source_20_Text"><text:s text:c="4"/>"walletType": "PERSONAL",</text:span></text:p>
              <text:p text:style-name="P8"><text:span text:style-name="Source_20_Text"><text:s text:c="4"/>"balance": 1000.00,</text:span></text:p>
              <text:p text:style-name="P8"><text:span text:style-name="Source_20_Text"><text:s text:c="4"/>"currency": "USD",</text:span></text:p>
              <text:p text:style-name="P8"><text:span text:style-name="Source_20_Text"><text:s text:c="4"/>"isDefault": true</text:span></text:p>
              <text:p text:style-name="P8"><text:span text:style-name="Source_20_Text"><text:s text:c="2"/>},</text:span></text:p>
              <text:p text:style-name="P8"><text:span text:style-name="Source_20_Text"><text:s text:c="2"/>{</text:span></text:p>
              <text:p text:style-name="P8"><text:span text:style-name="Source_20_Text"><text:s text:c="4"/>"pk_digital_wallets": 2,</text:span></text:p>
              <text:p text:style-name="P8"><text:span text:style-name="Source_20_Text"><text:s text:c="4"/>"walletName": "Investimentos",</text:span></text:p>
              <text:p text:style-name="P8"><text:span text:style-name="Source_20_Text"><text:s text:c="4"/>"walletType": "SAVINGS",</text:span></text:p>
              <text:p text:style-name="P8"><text:span text:style-name="Source_20_Text"><text:s text:c="4"/>"balance": 500.00,</text:span></text:p>
              <text:p text:style-name="P8"><text:span text:style-name="Source_20_Text"><text:s text:c="4"/>"currency": "AKZ",</text:span></text:p>
              <text:p text:style-name="P8"><text:span text:style-name="Source_20_Text"><text:s text:c="4"/>"isDefault": false</text:span></text:p>
              <text:p text:style-name="P8"><text:span text:style-name="Source_20_Text"><text:s text:c="2"/>}</text:span></text:p>
              <text:p text:style-name="P9"><text:span text:style-name="Source_20_Text">]</text:span></text:p>
            </text:list-item>
          </text:list>
        </text:list-item>
        <text:list-item>
          <text:p text:style-name="P52"><text:span text:style-name="Strong_20_Emphasis">Erros Possíveis:</text:span> </text:p>
          <text:list>
            <text:list-item>
              <text:p text:style-name="P52"><text:span text:style-name="Strong_20_Emphasis">401 Unauthorized:</text:span> Token JWT ausente ou inválido. </text:p>
            </text:list-item>
            <text:list-item>
              <text:p text:style-name="P51"><text:span text:style-name="Strong_20_Emphasis">403 Forbidden:</text:span> O usuário autenticado não tem permissão para listar carteiras de outro usuário. </text:p>
            </text:list-item>
          </text:list>
        </text:list-item>
      </text:list>
      <text:p text:style-name="Horizontal_20_Line"/>
      <text:h text:style-name="Heading_20_3" text:outline-level="3"><text:span text:style-name="Strong_20_Emphasis">2. Buscar Carteira por ID</text:span></text:h>
      <text:list xml:id="list1958719570" text:style-name="L52">
        <text:list-item>
          <text:p text:style-name="P54"><text:span text:style-name="Strong_20_Emphasis">Descrição:</text:span> Retorna os detalhes de uma carteira específica com base no ID fornecido. </text:p>
        </text:list-item>
        <text:list-item>
          <text:p text:style-name="P54"><text:span text:style-name="Strong_20_Emphasis">Endpoint:</text:span><text:line-break/><text:span text:style-name="Source_20_Text">GET /api/v1/wallets/{walletId}</text:span> </text:p>
        </text:list-item>
        <text:list-item>
          <text:p text:style-name="P54"><text:span text:style-name="Strong_20_Emphasis">Autenticação:</text:span><text:line-break/><text:span text:style-name="Strong_20_Emphasis">Necessário Token JWT.</text:span><text:line-break/>Apenas o proprietário da carteira ou administradores podem acessar. </text:p>
        </text:list-item>
        <text:list-item>
          <text:p text:style-name="P54"><text:span text:style-name="Strong_20_Emphasis">Parâmetros de URL:</text:span> </text:p>
          <text:list>
            <text:list-item>
              <text:p text:style-name="P54"><text:span text:style-name="Source_20_Text">walletId</text:span>: ID da carteira a ser buscada. Exemplo: <text:span text:style-name="Source_20_Text">3</text:span> </text:p>
            </text:list-item>
          </text:list>
        </text:list-item>
        <text:list-item>
          <text:p text:style-name="P54"><text:span text:style-name="Strong_20_Emphasis">Resposta de Sucesso:</text:span> </text:p>
          <text:list>
            <text:list-item>
              <text:p text:style-name="P54"><text:span text:style-name="Strong_20_Emphasis">Status:</text:span> <text:span text:style-name="Source_20_Text">200 OK</text:span> </text:p>
            </text:list-item>
            <text:list-item>
              <text:p text:style-name="P53"><text:span text:style-name="Strong_20_Emphasis">Exemplo de Resposta:</text:span> </text:p>
              <text:p text:style-name="P10"><text:span text:style-name="Source_20_Text">{</text:span></text:p>
              <text:p text:style-name="P10"><text:span text:style-name="Source_20_Text"><text:s text:c="2"/>"pk_digital_wallets": 3,</text:span></text:p>
              <text:p text:style-name="P10"><text:span text:style-name="Source_20_Text"><text:s text:c="2"/>"walletName": "Viagem",</text:span></text:p>
              <text:p text:style-name="P10"><text:span text:style-name="Source_20_Text"><text:s text:c="2"/>"walletType": "PERSONAL",</text:span></text:p>
              <text:p text:style-name="P10"><text:span text:style-name="Source_20_Text"><text:s text:c="2"/>"balance": 150.00,</text:span></text:p>
              <text:p text:style-name="P10"><text:soft-page-break/><text:span text:style-name="Source_20_Text"><text:s text:c="2"/>"currency": "USD",</text:span></text:p>
              <text:p text:style-name="P10"><text:span text:style-name="Source_20_Text"><text:s text:c="2"/>"isDefault": false</text:span></text:p>
              <text:p text:style-name="P11"><text:span text:style-name="Source_20_Text">}</text:span></text:p>
            </text:list-item>
          </text:list>
        </text:list-item>
        <text:list-item>
          <text:p text:style-name="P54"><text:span text:style-name="Strong_20_Emphasis">Erros Possíveis:</text:span> </text:p>
          <text:list>
            <text:list-item>
              <text:p text:style-name="P54"><text:span text:style-name="Strong_20_Emphasis">401 Unauthorized:</text:span> Token JWT ausente ou inválido. </text:p>
            </text:list-item>
            <text:list-item>
              <text:p text:style-name="P54"><text:span text:style-name="Strong_20_Emphasis">403 Forbidden:</text:span> O usuário autenticado não tem permissão para acessar essa carteira. </text:p>
            </text:list-item>
            <text:list-item>
              <text:p text:style-name="P53"><text:span text:style-name="Strong_20_Emphasis">404 Not Found:</text:span> Carteira com o ID especificado não encontrada. </text:p>
            </text:list-item>
          </text:list>
        </text:list-item>
      </text:list>
      <text:p text:style-name="Horizontal_20_Line"/>
      <text:h text:style-name="Heading_20_3" text:outline-level="3"><text:span text:style-name="Strong_20_Emphasis">3. Atualizar Carteira</text:span></text:h>
      <text:list xml:id="list2156758672" text:style-name="L53">
        <text:list-item>
          <text:p text:style-name="P56"><text:span text:style-name="Strong_20_Emphasis">Descrição:</text:span> Atualiza os detalhes de uma carteira específica. </text:p>
        </text:list-item>
        <text:list-item>
          <text:p text:style-name="P56"><text:span text:style-name="Strong_20_Emphasis">Endpoint:</text:span><text:line-break/><text:span text:style-name="Source_20_Text">PATCH /api/v1/wallets/{walletId}</text:span> </text:p>
        </text:list-item>
        <text:list-item>
          <text:p text:style-name="P56"><text:span text:style-name="Strong_20_Emphasis">Autenticação:</text:span><text:line-break/><text:span text:style-name="Strong_20_Emphasis">Necessário Token JWT.</text:span><text:line-break/>Apenas o proprietário da carteira ou administradores podem acessar. </text:p>
        </text:list-item>
        <text:list-item>
          <text:p text:style-name="P56"><text:span text:style-name="Strong_20_Emphasis">Parâmetros de URL:</text:span> </text:p>
          <text:list>
            <text:list-item>
              <text:p text:style-name="P56"><text:span text:style-name="Source_20_Text">walletId</text:span>: ID da carteira a ser atualizada. Exemplo: <text:span text:style-name="Source_20_Text">1</text:span> </text:p>
            </text:list-item>
          </text:list>
        </text:list-item>
        <text:list-item>
          <text:p text:style-name="P55"><text:span text:style-name="Strong_20_Emphasis">Body da Requisição:</text:span> </text:p>
          <text:p text:style-name="P12"><text:span text:style-name="Source_20_Text">{</text:span></text:p>
          <text:p text:style-name="P12"><text:span text:style-name="Source_20_Text"><text:s text:c="2"/>"walletName": "Poupança",</text:span></text:p>
          <text:p text:style-name="P12"><text:span text:style-name="Source_20_Text"><text:s text:c="2"/>"currency": "EUR",</text:span></text:p>
          <text:p text:style-name="P12"><text:span text:style-name="Source_20_Text"><text:s text:c="2"/>"isDefault": true</text:span></text:p>
          <text:p text:style-name="P13"><text:span text:style-name="Source_20_Text">}</text:span></text:p>
        </text:list-item>
        <text:list-item>
          <text:p text:style-name="P56"><text:span text:style-name="Strong_20_Emphasis">Resposta de Sucesso:</text:span> </text:p>
          <text:list>
            <text:list-item>
              <text:p text:style-name="P56"><text:span text:style-name="Strong_20_Emphasis">Status:</text:span> <text:span text:style-name="Source_20_Text">200 OK</text:span> </text:p>
            </text:list-item>
            <text:list-item>
              <text:p text:style-name="P55"><text:span text:style-name="Strong_20_Emphasis">Exemplo de Resposta:</text:span> </text:p>
              <text:p text:style-name="P12"><text:span text:style-name="Source_20_Text">{</text:span></text:p>
              <text:p text:style-name="P12"><text:span text:style-name="Source_20_Text"><text:s text:c="2"/>"message": "Carteira atualizada com sucesso!",</text:span></text:p>
              <text:p text:style-name="P12"><text:span text:style-name="Source_20_Text"><text:s text:c="2"/>"wallet": {</text:span></text:p>
              <text:p text:style-name="P12"><text:span text:style-name="Source_20_Text"><text:s text:c="4"/>"pk_digital_wallets": 1,</text:span></text:p>
              <text:p text:style-name="P12"><text:span text:style-name="Source_20_Text"><text:s text:c="4"/>"walletName": "Poupança",</text:span></text:p>
              <text:p text:style-name="P12"><text:span text:style-name="Source_20_Text"><text:s text:c="4"/>"walletType": "PERSONAL",</text:span></text:p>
              <text:p text:style-name="P12"><text:span text:style-name="Source_20_Text"><text:s text:c="4"/>"balance": 1200.00,</text:span></text:p>
              <text:p text:style-name="P12"><text:span text:style-name="Source_20_Text"><text:s text:c="4"/>"currency": "EUR",</text:span></text:p>
              <text:p text:style-name="P12"><text:span text:style-name="Source_20_Text"><text:s text:c="4"/>"isDefault": true</text:span></text:p>
              <text:p text:style-name="P12"><text:span text:style-name="Source_20_Text"><text:s text:c="2"/>}</text:span></text:p>
              <text:p text:style-name="P13"><text:span text:style-name="Source_20_Text">}</text:span></text:p>
            </text:list-item>
          </text:list>
        </text:list-item>
        <text:list-item>
          <text:p text:style-name="P56"><text:span text:style-name="Strong_20_Emphasis">Erros Possíveis:</text:span> </text:p>
          <text:list>
            <text:list-item>
              <text:p text:style-name="P56"><text:span text:style-name="Strong_20_Emphasis">400 Bad Request:</text:span> Campos inválidos no body da requisição. </text:p>
            </text:list-item>
            <text:list-item>
              <text:p text:style-name="P56"><text:span text:style-name="Strong_20_Emphasis">401 Unauthorized:</text:span> Token JWT ausente ou inválido. </text:p>
            </text:list-item>
            <text:list-item>
              <text:p text:style-name="P56"><text:span text:style-name="Strong_20_Emphasis">403 Forbidden:</text:span> O usuário autenticado não tem permissão. </text:p>
            </text:list-item>
            <text:list-item>
              <text:p text:style-name="P55"><text:span text:style-name="Strong_20_Emphasis">404 Not Found:</text:span> Carteira com o ID especificado não encontrada. </text:p>
            </text:list-item>
          </text:list>
        </text:list-item>
      </text:list>
      <text:p text:style-name="Horizontal_20_Line"><text:soft-page-break/></text:p>
      <text:h text:style-name="Heading_20_3" text:outline-level="3"><text:span text:style-name="Strong_20_Emphasis">4. Criar Nova Carteira</text:span></text:h>
      <text:list xml:id="list419656124" text:style-name="L54">
        <text:list-item>
          <text:p text:style-name="P58"><text:span text:style-name="Strong_20_Emphasis">Descrição:</text:span> Cria uma nova carteira para um usuário. </text:p>
        </text:list-item>
        <text:list-item>
          <text:p text:style-name="P58"><text:span text:style-name="Strong_20_Emphasis">Endpoint:</text:span><text:line-break/><text:span text:style-name="Source_20_Text">POST /api/v1/wallets/</text:span> </text:p>
        </text:list-item>
        <text:list-item>
          <text:p text:style-name="P58"><text:span text:style-name="Strong_20_Emphasis">Autenticação:</text:span><text:line-break/><text:span text:style-name="Strong_20_Emphasis">Necessário Token JWT.</text:span> </text:p>
        </text:list-item>
        <text:list-item>
          <text:p text:style-name="P57"><text:span text:style-name="Strong_20_Emphasis">Body da Requisição:</text:span> </text:p>
          <text:p text:style-name="P14"><text:span text:style-name="Source_20_Text">{</text:span></text:p>
          <text:p text:style-name="P14"><text:span text:style-name="Source_20_Text"><text:s text:c="2"/>"walletName": "Viagem",</text:span></text:p>
          <text:p text:style-name="P14"><text:span text:style-name="Source_20_Text"><text:s text:c="2"/>"walletType": "PERSONAL",</text:span></text:p>
          <text:p text:style-name="P14"><text:span text:style-name="Source_20_Text"><text:s text:c="2"/>"currency": "USD",</text:span></text:p>
          <text:p text:style-name="P14"><text:span text:style-name="Source_20_Text"><text:s text:c="2"/>"fk_users": 1</text:span></text:p>
          <text:p text:style-name="P15"><text:span text:style-name="Source_20_Text">}</text:span></text:p>
        </text:list-item>
        <text:list-item>
          <text:p text:style-name="P58"><text:span text:style-name="Strong_20_Emphasis">Resposta de Sucesso:</text:span> </text:p>
          <text:list>
            <text:list-item>
              <text:p text:style-name="P58"><text:span text:style-name="Strong_20_Emphasis">Status:</text:span> <text:span text:style-name="Source_20_Text">201 Created</text:span> </text:p>
            </text:list-item>
            <text:list-item>
              <text:p text:style-name="P57"><text:span text:style-name="Strong_20_Emphasis">Exemplo de Resposta:</text:span> </text:p>
              <text:p text:style-name="P14"><text:span text:style-name="Source_20_Text">{</text:span></text:p>
              <text:p text:style-name="P14"><text:span text:style-name="Source_20_Text"><text:s text:c="2"/>"message": "Carteira criada com sucesso!",</text:span></text:p>
              <text:p text:style-name="P14"><text:span text:style-name="Source_20_Text"><text:s text:c="2"/>"wallet": {</text:span></text:p>
              <text:p text:style-name="P14"><text:span text:style-name="Source_20_Text"><text:s text:c="4"/>"pk_digital_wallets": 4,</text:span></text:p>
              <text:p text:style-name="P14"><text:span text:style-name="Source_20_Text"><text:s text:c="4"/>"walletName": "Viagem",</text:span></text:p>
              <text:p text:style-name="P14"><text:span text:style-name="Source_20_Text"><text:s text:c="4"/>"walletType": "PERSONAL",</text:span></text:p>
              <text:p text:style-name="P14"><text:span text:style-name="Source_20_Text"><text:s text:c="4"/>"balance": 0.00,</text:span></text:p>
              <text:p text:style-name="P14"><text:span text:style-name="Source_20_Text"><text:s text:c="4"/>"currency": "USD",</text:span></text:p>
              <text:p text:style-name="P14"><text:span text:style-name="Source_20_Text"><text:s text:c="4"/>"isDefault": false</text:span></text:p>
              <text:p text:style-name="P14"><text:span text:style-name="Source_20_Text"><text:s text:c="2"/>}</text:span></text:p>
              <text:p text:style-name="P15"><text:span text:style-name="Source_20_Text">}</text:span></text:p>
            </text:list-item>
          </text:list>
        </text:list-item>
        <text:list-item>
          <text:p text:style-name="P58"><text:span text:style-name="Strong_20_Emphasis">Erros Possíveis:</text:span> </text:p>
          <text:list>
            <text:list-item>
              <text:p text:style-name="P58"><text:span text:style-name="Strong_20_Emphasis">400 Bad Request:</text:span> Campos obrigatórios ausentes ou inválidos. </text:p>
            </text:list-item>
            <text:list-item>
              <text:p text:style-name="P57"><text:span text:style-name="Strong_20_Emphasis">401 Unauthorized:</text:span> Token JWT ausente ou inválido. </text:p>
            </text:list-item>
          </text:list>
        </text:list-item>
      </text:list>
      <text:p text:style-name="Horizontal_20_Line"/>
      <text:h text:style-name="Heading_20_3" text:outline-level="3"><text:span text:style-name="Strong_20_Emphasis">5. Excluir Carteira</text:span></text:h>
      <text:list xml:id="list2530259313" text:style-name="L55">
        <text:list-item>
          <text:p text:style-name="P60"><text:span text:style-name="Strong_20_Emphasis">Descrição:</text:span> Exclui uma carteira específica. </text:p>
        </text:list-item>
        <text:list-item>
          <text:p text:style-name="P60"><text:span text:style-name="Strong_20_Emphasis">Endpoint:</text:span><text:line-break/><text:span text:style-name="Source_20_Text">DELETE /api/v1/wallets/{walletId}</text:span> </text:p>
        </text:list-item>
        <text:list-item>
          <text:p text:style-name="P60"><text:span text:style-name="Strong_20_Emphasis">Autenticação:</text:span><text:line-break/><text:span text:style-name="Strong_20_Emphasis">Necessário Token JWT.</text:span> </text:p>
        </text:list-item>
        <text:list-item>
          <text:p text:style-name="P60"><text:span text:style-name="Strong_20_Emphasis">Parâmetros de URL:</text:span> </text:p>
          <text:list>
            <text:list-item>
              <text:p text:style-name="P60"><text:span text:style-name="Source_20_Text">walletId</text:span>: ID da carteira a ser excluída. Exemplo: <text:span text:style-name="Source_20_Text">1</text:span> </text:p>
            </text:list-item>
          </text:list>
        </text:list-item>
        <text:list-item>
          <text:p text:style-name="P60"><text:span text:style-name="Strong_20_Emphasis">Resposta de Sucesso:</text:span> </text:p>
          <text:list>
            <text:list-item>
              <text:p text:style-name="P60"><text:soft-page-break/><text:span text:style-name="Strong_20_Emphasis">Status:</text:span> <text:span text:style-name="Source_20_Text">200 OK</text:span> </text:p>
            </text:list-item>
            <text:list-item>
              <text:p text:style-name="P59"><text:span text:style-name="Strong_20_Emphasis">Exemplo de Resposta:</text:span> </text:p>
              <text:p text:style-name="P16"><text:span text:style-name="Source_20_Text">{</text:span></text:p>
              <text:p text:style-name="P16"><text:span text:style-name="Source_20_Text"><text:s text:c="2"/>"message": "Carteira excluída com sucesso!"</text:span></text:p>
              <text:p text:style-name="P17"><text:span text:style-name="Source_20_Text">}</text:span></text:p>
            </text:list-item>
          </text:list>
        </text:list-item>
        <text:list-item>
          <text:p text:style-name="P60"><text:span text:style-name="Strong_20_Emphasis">Erros Possíveis:</text:span> </text:p>
          <text:list>
            <text:list-item>
              <text:p text:style-name="P60"><text:span text:style-name="Strong_20_Emphasis">401 Unauthorized:</text:span> Token JWT ausente ou inválido. </text:p>
            </text:list-item>
            <text:list-item>
              <text:p text:style-name="P60"><text:span text:style-name="Strong_20_Emphasis">403 Forbidden:</text:span> O usuário autenticado não tem permissão. </text:p>
            </text:list-item>
            <text:list-item>
              <text:p text:style-name="P59"><text:span text:style-name="Strong_20_Emphasis">404 Not Found:</text:span> Carteira com o ID especificado não encontrada. </text:p>
            </text:list-item>
          </text:list>
        </text:list-item>
      </text:list>
      <text:p text:style-name="Horizontal_20_Line"/>
      <text:h text:style-name="Heading_20_3" text:outline-level="3"><text:span text:style-name="Strong_20_Emphasis">6. Consultar Saldo da Carteira</text:span></text:h>
      <text:list xml:id="list1328274679" text:style-name="L56">
        <text:list-item>
          <text:p text:style-name="P62"><text:span text:style-name="Strong_20_Emphasis">Descrição:</text:span> Retorna o saldo atual de uma carteira. </text:p>
        </text:list-item>
        <text:list-item>
          <text:p text:style-name="P62"><text:span text:style-name="Strong_20_Emphasis">Endpoint:</text:span><text:line-break/><text:span text:style-name="Source_20_Text">GET /api/v1/wallets/balance/{walletId}</text:span> </text:p>
        </text:list-item>
        <text:list-item>
          <text:p text:style-name="P62"><text:span text:style-name="Strong_20_Emphasis">Autenticação:</text:span><text:line-break/><text:span text:style-name="Strong_20_Emphasis">Necessário Token JWT.</text:span> </text:p>
        </text:list-item>
        <text:list-item>
          <text:p text:style-name="P62"><text:span text:style-name="Strong_20_Emphasis">Parâmetros de URL:</text:span> </text:p>
          <text:list>
            <text:list-item>
              <text:p text:style-name="P62"><text:span text:style-name="Source_20_Text">walletId</text:span>: ID da carteira cujo saldo será consultado. Exemplo: <text:span text:style-name="Source_20_Text">3</text:span> </text:p>
            </text:list-item>
          </text:list>
        </text:list-item>
        <text:list-item>
          <text:p text:style-name="P62"><text:span text:style-name="Strong_20_Emphasis">Resposta de Sucesso:</text:span> </text:p>
          <text:list>
            <text:list-item>
              <text:p text:style-name="P62"><text:span text:style-name="Strong_20_Emphasis">Status:</text:span> <text:span text:style-name="Source_20_Text">200 OK</text:span> </text:p>
            </text:list-item>
            <text:list-item>
              <text:p text:style-name="P61"><text:span text:style-name="Strong_20_Emphasis">Exemplo de Resposta:</text:span> </text:p>
              <text:p text:style-name="P18"><text:span text:style-name="Source_20_Text">{</text:span></text:p>
              <text:p text:style-name="P18"><text:span text:style-name="Source_20_Text"><text:s text:c="2"/>"walletId": 3,</text:span></text:p>
              <text:p text:style-name="P18"><text:span text:style-name="Source_20_Text"><text:s text:c="2"/>"balance": 150.00,</text:span></text:p>
              <text:p text:style-name="P18"><text:span text:style-name="Source_20_Text"><text:s text:c="2"/>"currency": "USD"</text:span></text:p>
              <text:p text:style-name="P19"><text:span text:style-name="Source_20_Text">}</text:span></text:p>
            </text:list-item>
          </text:list>
        </text:list-item>
        <text:list-item>
          <text:p text:style-name="P62"><text:span text:style-name="Strong_20_Emphasis">Erros Possíveis:</text:span> </text:p>
          <text:list>
            <text:list-item>
              <text:p text:style-name="P62"><text:span text:style-name="Strong_20_Emphasis">401 Unauthorized:</text:span> Token JWT ausente ou inválido. </text:p>
            </text:list-item>
            <text:list-item>
              <text:p text:style-name="P62"><text:span text:style-name="Strong_20_Emphasis">403 Forbidden:</text:span> O usuário autenticado não tem permissão para acessar essa carteira. </text:p>
            </text:list-item>
            <text:list-item>
              <text:p text:style-name="P61"><text:span text:style-name="Strong_20_Emphasis">404 Not Found:</text:span> Carteira com o ID especificado não encontrada. </text:p>
            </text:list-item>
          </text:list>
        </text:list-item>
      </text:list>
      <text:p text:style-name="Text_20_body"/>
      <text:h text:style-name="Heading_20_3" text:outline-level="3"><text:span text:style-name="Strong_20_Emphasis">Documentação dos Endpoints de Transações (Transactions)</text:span></text:h>
      <text:p text:style-name="Horizontal_20_Line"/>
      <text:h text:style-name="Heading_20_3" text:outline-level="3"><text:span text:style-name="Strong_20_Emphasis">1. Consultar Detalhes de Transação</text:span></text:h>
      <text:list xml:id="list2914520663" text:style-name="L57">
        <text:list-item>
          <text:p text:style-name="P64"><text:span text:style-name="Strong_20_Emphasis">Descrição:</text:span> Retorna os detalhes de uma transação específica com base no ID fornecido. </text:p>
        </text:list-item>
        <text:list-item>
          <text:p text:style-name="P64"><text:span text:style-name="Strong_20_Emphasis">Endpoint:</text:span><text:line-break/><text:span text:style-name="Source_20_Text">GET /api/v1/transactions/{transactionId}</text:span> </text:p>
        </text:list-item>
        <text:list-item>
          <text:p text:style-name="P64"><text:soft-page-break/><text:span text:style-name="Strong_20_Emphasis">Autenticação:</text:span><text:line-break/><text:span text:style-name="Strong_20_Emphasis">Necessário Token JWT.</text:span> </text:p>
        </text:list-item>
        <text:list-item>
          <text:p text:style-name="P64"><text:span text:style-name="Strong_20_Emphasis">Parâmetros de URL:</text:span> </text:p>
          <text:list>
            <text:list-item>
              <text:p text:style-name="P64"><text:span text:style-name="Source_20_Text">transactionId</text:span>: ID da transação. Exemplo: <text:span text:style-name="Source_20_Text">1</text:span> </text:p>
            </text:list-item>
          </text:list>
        </text:list-item>
        <text:list-item>
          <text:p text:style-name="P64"><text:span text:style-name="Strong_20_Emphasis">Resposta de Sucesso:</text:span> </text:p>
          <text:list>
            <text:list-item>
              <text:p text:style-name="P64"><text:span text:style-name="Strong_20_Emphasis">Status:</text:span> <text:span text:style-name="Source_20_Text">200 OK</text:span> </text:p>
            </text:list-item>
            <text:list-item>
              <text:p text:style-name="P63"><text:span text:style-name="Strong_20_Emphasis">Exemplo de Resposta:</text:span> </text:p>
              <text:p text:style-name="P20"><text:span text:style-name="Source_20_Text">{</text:span></text:p>
              <text:p text:style-name="P20"><text:span text:style-name="Source_20_Text"><text:s text:c="2"/>"transactionId": 1,</text:span></text:p>
              <text:p text:style-name="P20"><text:span text:style-name="Source_20_Text"><text:s text:c="2"/>"amount": 500.00,</text:span></text:p>
              <text:p text:style-name="P20"><text:span text:style-name="Source_20_Text"><text:s text:c="2"/>"transactionType": "DEPOSIT",</text:span></text:p>
              <text:p text:style-name="P20"><text:span text:style-name="Source_20_Text"><text:s text:c="2"/>"status": "COMPLETED",</text:span></text:p>
              <text:p text:style-name="P20"><text:span text:style-name="Source_20_Text"><text:s text:c="2"/>"createdAt": "2025-01-10T14:30:00",</text:span></text:p>
              <text:p text:style-name="P20"><text:span text:style-name="Source_20_Text"><text:s text:c="2"/>"sourceWallet": null,</text:span></text:p>
              <text:p text:style-name="P20"><text:span text:style-name="Source_20_Text"><text:s text:c="2"/>"destinationWallet": {</text:span></text:p>
              <text:p text:style-name="P20"><text:span text:style-name="Source_20_Text"><text:s text:c="4"/>"walletId": 3,</text:span></text:p>
              <text:p text:style-name="P20"><text:span text:style-name="Source_20_Text"><text:s text:c="4"/>"walletName": "Pessoal"</text:span></text:p>
              <text:p text:style-name="P20"><text:span text:style-name="Source_20_Text"><text:s text:c="2"/>}</text:span></text:p>
              <text:p text:style-name="P21"><text:span text:style-name="Source_20_Text">}</text:span></text:p>
            </text:list-item>
          </text:list>
        </text:list-item>
        <text:list-item>
          <text:p text:style-name="P64"><text:span text:style-name="Strong_20_Emphasis">Erros Possíveis:</text:span> </text:p>
          <text:list>
            <text:list-item>
              <text:p text:style-name="P64"><text:span text:style-name="Strong_20_Emphasis">401 Unauthorized:</text:span> Token JWT ausente ou inválido. </text:p>
            </text:list-item>
            <text:list-item>
              <text:p text:style-name="P63"><text:span text:style-name="Strong_20_Emphasis">404 Not Found:</text:span> Transação não encontrada. </text:p>
            </text:list-item>
          </text:list>
        </text:list-item>
      </text:list>
      <text:p text:style-name="Horizontal_20_Line"/>
      <text:h text:style-name="Heading_20_3" text:outline-level="3"><text:span text:style-name="Strong_20_Emphasis">2. Listar Transações por Carteira</text:span></text:h>
      <text:list xml:id="list370906928" text:style-name="L58">
        <text:list-item>
          <text:p text:style-name="P66"><text:span text:style-name="Strong_20_Emphasis">Descrição:</text:span> Retorna uma lista de transações associadas a uma carteira específica. </text:p>
        </text:list-item>
        <text:list-item>
          <text:p text:style-name="P66"><text:span text:style-name="Strong_20_Emphasis">Endpoint:</text:span><text:line-break/><text:span text:style-name="Source_20_Text">GET /api/v1/transactions/wallet/{walletId}</text:span> </text:p>
        </text:list-item>
        <text:list-item>
          <text:p text:style-name="P66"><text:span text:style-name="Strong_20_Emphasis">Autenticação:</text:span><text:line-break/><text:span text:style-name="Strong_20_Emphasis">Necessário Token JWT.</text:span> </text:p>
        </text:list-item>
        <text:list-item>
          <text:p text:style-name="P66"><text:span text:style-name="Strong_20_Emphasis">Parâmetros de URL:</text:span> </text:p>
          <text:list>
            <text:list-item>
              <text:p text:style-name="P66"><text:span text:style-name="Source_20_Text">walletId</text:span>: ID da carteira cujas transações serão listadas. Exemplo: <text:span text:style-name="Source_20_Text">3</text:span> </text:p>
            </text:list-item>
          </text:list>
        </text:list-item>
        <text:list-item>
          <text:p text:style-name="P66"><text:span text:style-name="Strong_20_Emphasis">Resposta de Sucesso:</text:span> </text:p>
          <text:list>
            <text:list-item>
              <text:p text:style-name="P66"><text:span text:style-name="Strong_20_Emphasis">Status:</text:span> <text:span text:style-name="Source_20_Text">200 OK</text:span> </text:p>
            </text:list-item>
            <text:list-item>
              <text:p text:style-name="P65"><text:span text:style-name="Strong_20_Emphasis">Exemplo de Resposta:</text:span> </text:p>
              <text:p text:style-name="P22"><text:span text:style-name="Source_20_Text">[</text:span></text:p>
              <text:p text:style-name="P22"><text:span text:style-name="Source_20_Text"><text:s text:c="2"/>{</text:span></text:p>
              <text:p text:style-name="P22"><text:span text:style-name="Source_20_Text"><text:s text:c="4"/>"transactionId": 1,</text:span></text:p>
              <text:p text:style-name="P22"><text:span text:style-name="Source_20_Text"><text:s text:c="4"/>"amount": 200.00,</text:span></text:p>
              <text:p text:style-name="P22"><text:span text:style-name="Source_20_Text"><text:s text:c="4"/>"transactionType": "DEPOSIT",</text:span></text:p>
              <text:p text:style-name="P22"><text:span text:style-name="Source_20_Text"><text:s text:c="4"/>"status": "COMPLETED",</text:span></text:p>
              <text:p text:style-name="P22"><text:span text:style-name="Source_20_Text"><text:s text:c="4"/>"createdAt": "2025-01-10T14:30:00"</text:span></text:p>
              <text:p text:style-name="P22"><text:span text:style-name="Source_20_Text"><text:s text:c="2"/>},</text:span></text:p>
              <text:p text:style-name="P22"><text:span text:style-name="Source_20_Text"><text:s text:c="2"/>{</text:span></text:p>
              <text:p text:style-name="P22"><text:span text:style-name="Source_20_Text"><text:s text:c="4"/>"transactionId": 2,</text:span></text:p>
              <text:p text:style-name="P22"><text:span text:style-name="Source_20_Text"><text:s text:c="4"/>"amount": 50.00,</text:span></text:p>
              <text:p text:style-name="P22"><text:soft-page-break/><text:span text:style-name="Source_20_Text"><text:s text:c="4"/>"transactionType": "WITHDRAWAL",</text:span></text:p>
              <text:p text:style-name="P22"><text:span text:style-name="Source_20_Text"><text:s text:c="4"/>"status": "PENDING",</text:span></text:p>
              <text:p text:style-name="P22"><text:span text:style-name="Source_20_Text"><text:s text:c="4"/>"createdAt": "2025-01-11T10:00:00"</text:span></text:p>
              <text:p text:style-name="P22"><text:span text:style-name="Source_20_Text"><text:s text:c="2"/>}</text:span></text:p>
              <text:p text:style-name="P23"><text:span text:style-name="Source_20_Text">]</text:span></text:p>
            </text:list-item>
          </text:list>
        </text:list-item>
        <text:list-item>
          <text:p text:style-name="P66"><text:span text:style-name="Strong_20_Emphasis">Erros Possíveis:</text:span> </text:p>
          <text:list>
            <text:list-item>
              <text:p text:style-name="P66"><text:span text:style-name="Strong_20_Emphasis">401 Unauthorized:</text:span> Token JWT ausente ou inválido. </text:p>
            </text:list-item>
            <text:list-item>
              <text:p text:style-name="P65"><text:span text:style-name="Strong_20_Emphasis">404 Not Found:</text:span> Carteira não encontrada ou sem transações associadas. </text:p>
            </text:list-item>
          </text:list>
        </text:list-item>
      </text:list>
      <text:p text:style-name="Horizontal_20_Line"/>
      <text:h text:style-name="Heading_20_3" text:outline-level="3"><text:span text:style-name="Strong_20_Emphasis">3. Realizar Transferência entre Carteiras</text:span></text:h>
      <text:list xml:id="list2775908286" text:style-name="L59">
        <text:list-item>
          <text:p text:style-name="P68"><text:span text:style-name="Strong_20_Emphasis">Descrição:</text:span> Realiza uma transferência de valor entre duas carteiras digitais. </text:p>
        </text:list-item>
        <text:list-item>
          <text:p text:style-name="P68"><text:span text:style-name="Strong_20_Emphasis">Endpoint:</text:span><text:line-break/><text:span text:style-name="Source_20_Text">POST /api/v1/transactions/wallet/{walletId}</text:span> </text:p>
        </text:list-item>
        <text:list-item>
          <text:p text:style-name="P68"><text:span text:style-name="Strong_20_Emphasis">Autenticação:</text:span><text:line-break/><text:span text:style-name="Strong_20_Emphasis">Necessário Token JWT.</text:span> </text:p>
        </text:list-item>
        <text:list-item>
          <text:p text:style-name="P68"><text:span text:style-name="Strong_20_Emphasis">Parâmetros de URL:</text:span> </text:p>
          <text:list>
            <text:list-item>
              <text:p text:style-name="P68"><text:span text:style-name="Source_20_Text">walletId</text:span>: ID da carteira de origem. Exemplo: <text:span text:style-name="Source_20_Text">2</text:span> </text:p>
            </text:list-item>
          </text:list>
        </text:list-item>
        <text:list-item>
          <text:p text:style-name="P67"><text:span text:style-name="Strong_20_Emphasis">Body da Requisição:</text:span> </text:p>
          <text:p text:style-name="P24"><text:span text:style-name="Source_20_Text">{</text:span></text:p>
          <text:p text:style-name="P24"><text:span text:style-name="Source_20_Text"><text:s text:c="2"/>"destinationWalletId": 3,</text:span></text:p>
          <text:p text:style-name="P24"><text:span text:style-name="Source_20_Text"><text:s text:c="2"/>"amount": 100.00,</text:span></text:p>
          <text:p text:style-name="P24"><text:span text:style-name="Source_20_Text"><text:s text:c="2"/>"description": "Transferência entre carteiras"</text:span></text:p>
          <text:p text:style-name="P25"><text:span text:style-name="Source_20_Text">}</text:span></text:p>
        </text:list-item>
        <text:list-item>
          <text:p text:style-name="P68"><text:span text:style-name="Strong_20_Emphasis">Resposta de Sucesso:</text:span> </text:p>
          <text:list>
            <text:list-item>
              <text:p text:style-name="P68"><text:span text:style-name="Strong_20_Emphasis">Status:</text:span> <text:span text:style-name="Source_20_Text">200 OK</text:span> </text:p>
            </text:list-item>
            <text:list-item>
              <text:p text:style-name="P67"><text:span text:style-name="Strong_20_Emphasis">Exemplo de Resposta:</text:span> </text:p>
              <text:p text:style-name="P24"><text:span text:style-name="Source_20_Text">{</text:span></text:p>
              <text:p text:style-name="P24"><text:span text:style-name="Source_20_Text"><text:s text:c="2"/>"message": "Transferência realizada com sucesso!",</text:span></text:p>
              <text:p text:style-name="P24"><text:span text:style-name="Source_20_Text"><text:s text:c="2"/>"transactionId": 5,</text:span></text:p>
              <text:p text:style-name="P24"><text:span text:style-name="Source_20_Text"><text:s text:c="2"/>"status": "COMPLETED"</text:span></text:p>
              <text:p text:style-name="P25"><text:span text:style-name="Source_20_Text">}</text:span></text:p>
            </text:list-item>
          </text:list>
        </text:list-item>
        <text:list-item>
          <text:p text:style-name="P68"><text:span text:style-name="Strong_20_Emphasis">Erros Possíveis:</text:span> </text:p>
          <text:list>
            <text:list-item>
              <text:p text:style-name="P68"><text:span text:style-name="Strong_20_Emphasis">400 Bad Request:</text:span> Campos obrigatórios ausentes ou valores inválidos. </text:p>
            </text:list-item>
            <text:list-item>
              <text:p text:style-name="P68"><text:span text:style-name="Strong_20_Emphasis">401 Unauthorized:</text:span> Token JWT ausente ou inválido. </text:p>
            </text:list-item>
            <text:list-item>
              <text:p text:style-name="P67"><text:span text:style-name="Strong_20_Emphasis">403 Forbidden:</text:span> Saldo insuficiente na carteira de origem. </text:p>
            </text:list-item>
          </text:list>
        </text:list-item>
      </text:list>
      <text:p text:style-name="Horizontal_20_Line"/>
      <text:h text:style-name="Heading_20_3" text:outline-level="3"><text:span text:style-name="Strong_20_Emphasis">4. Pagamento com Carteira</text:span></text:h>
      <text:list xml:id="list3821106102" text:style-name="L60">
        <text:list-item>
          <text:p text:style-name="P70"><text:span text:style-name="Strong_20_Emphasis">Descrição:</text:span> Realiza um pagamento utilizando uma carteira digital. </text:p>
        </text:list-item>
        <text:list-item>
          <text:p text:style-name="P70"><text:span text:style-name="Strong_20_Emphasis">Endpoint:</text:span><text:line-break/><text:span text:style-name="Source_20_Text">POST /api/v1/transactions/</text:span> </text:p>
        </text:list-item>
        <text:list-item>
          <text:p text:style-name="P70"><text:soft-page-break/><text:span text:style-name="Strong_20_Emphasis">Autenticação:</text:span><text:line-break/><text:span text:style-name="Strong_20_Emphasis">Necessário Token JWT.</text:span> </text:p>
        </text:list-item>
        <text:list-item>
          <text:p text:style-name="P69"><text:span text:style-name="Strong_20_Emphasis">Body da Requisição:</text:span> </text:p>
          <text:p text:style-name="P26"><text:span text:style-name="Source_20_Text">{</text:span></text:p>
          <text:p text:style-name="P26"><text:span text:style-name="Source_20_Text"><text:s text:c="2"/>"walletId": 3,</text:span></text:p>
          <text:p text:style-name="P26"><text:span text:style-name="Source_20_Text"><text:s text:c="2"/>"amount": 50.00,</text:span></text:p>
          <text:p text:style-name="P26"><text:span text:style-name="Source_20_Text"><text:s text:c="2"/>"description": "Pagamento de serviço"</text:span></text:p>
          <text:p text:style-name="P27"><text:span text:style-name="Source_20_Text">}</text:span></text:p>
        </text:list-item>
        <text:list-item>
          <text:p text:style-name="P70"><text:span text:style-name="Strong_20_Emphasis">Resposta de Sucesso:</text:span> </text:p>
          <text:list>
            <text:list-item>
              <text:p text:style-name="P70"><text:span text:style-name="Strong_20_Emphasis">Status:</text:span> <text:span text:style-name="Source_20_Text">200 OK</text:span> </text:p>
            </text:list-item>
            <text:list-item>
              <text:p text:style-name="P69"><text:span text:style-name="Strong_20_Emphasis">Exemplo de Resposta:</text:span> </text:p>
              <text:p text:style-name="P26"><text:span text:style-name="Source_20_Text">{</text:span></text:p>
              <text:p text:style-name="P26"><text:span text:style-name="Source_20_Text"><text:s text:c="2"/>"message": "Pagamento realizado com sucesso!",</text:span></text:p>
              <text:p text:style-name="P26"><text:span text:style-name="Source_20_Text"><text:s text:c="2"/>"transactionId": 6,</text:span></text:p>
              <text:p text:style-name="P26"><text:span text:style-name="Source_20_Text"><text:s text:c="2"/>"status": "COMPLETED"</text:span></text:p>
              <text:p text:style-name="P27"><text:span text:style-name="Source_20_Text">}</text:span></text:p>
            </text:list-item>
          </text:list>
        </text:list-item>
        <text:list-item>
          <text:p text:style-name="P70"><text:span text:style-name="Strong_20_Emphasis">Erros Possíveis:</text:span> </text:p>
          <text:list>
            <text:list-item>
              <text:p text:style-name="P70"><text:span text:style-name="Strong_20_Emphasis">400 Bad Request:</text:span> Campos obrigatórios ausentes ou valores inválidos. </text:p>
            </text:list-item>
            <text:list-item>
              <text:p text:style-name="P69"><text:span text:style-name="Strong_20_Emphasis">403 Forbidden:</text:span> Saldo insuficiente na carteira. </text:p>
            </text:list-item>
          </text:list>
        </text:list-item>
      </text:list>
      <text:p text:style-name="Horizontal_20_Line"/>
      <text:h text:style-name="Heading_20_3" text:outline-level="3"><text:span text:style-name="Strong_20_Emphasis">5. Depósito na Carteira</text:span></text:h>
      <text:list xml:id="list72051561" text:style-name="L61">
        <text:list-item>
          <text:p text:style-name="P72"><text:span text:style-name="Strong_20_Emphasis">Descrição:</text:span> Adiciona um valor à carteira digital. </text:p>
        </text:list-item>
        <text:list-item>
          <text:p text:style-name="P72"><text:span text:style-name="Strong_20_Emphasis">Endpoint:</text:span><text:line-break/><text:span text:style-name="Source_20_Text">POST /api/v1/transactions/</text:span> </text:p>
        </text:list-item>
        <text:list-item>
          <text:p text:style-name="P72"><text:span text:style-name="Strong_20_Emphasis">Autenticação:</text:span><text:line-break/><text:span text:style-name="Strong_20_Emphasis">Necessário Token JWT.</text:span> </text:p>
        </text:list-item>
        <text:list-item>
          <text:p text:style-name="P71"><text:span text:style-name="Strong_20_Emphasis">Body da Requisição:</text:span> </text:p>
          <text:p text:style-name="P28"><text:span text:style-name="Source_20_Text">{</text:span></text:p>
          <text:p text:style-name="P28"><text:span text:style-name="Source_20_Text"><text:s text:c="2"/>"walletId": 3,</text:span></text:p>
          <text:p text:style-name="P28"><text:span text:style-name="Source_20_Text"><text:s text:c="2"/>"amount": 100.00,</text:span></text:p>
          <text:p text:style-name="P28"><text:span text:style-name="Source_20_Text"><text:s text:c="2"/>"description": "Depósito na carteira"</text:span></text:p>
          <text:p text:style-name="P29"><text:span text:style-name="Source_20_Text">}</text:span></text:p>
        </text:list-item>
        <text:list-item>
          <text:p text:style-name="P72"><text:span text:style-name="Strong_20_Emphasis">Resposta de Sucesso:</text:span> </text:p>
          <text:list>
            <text:list-item>
              <text:p text:style-name="P72"><text:span text:style-name="Strong_20_Emphasis">Status:</text:span> <text:span text:style-name="Source_20_Text">200 OK</text:span> </text:p>
            </text:list-item>
            <text:list-item>
              <text:p text:style-name="P71"><text:span text:style-name="Strong_20_Emphasis">Exemplo de Resposta:</text:span> </text:p>
              <text:p text:style-name="P28"><text:span text:style-name="Source_20_Text">{</text:span></text:p>
              <text:p text:style-name="P28"><text:span text:style-name="Source_20_Text"><text:s text:c="2"/>"message": "Depósito realizado com sucesso!",</text:span></text:p>
              <text:p text:style-name="P28"><text:span text:style-name="Source_20_Text"><text:s text:c="2"/>"transactionId": 7,</text:span></text:p>
              <text:p text:style-name="P28"><text:span text:style-name="Source_20_Text"><text:s text:c="2"/>"status": "COMPLETED"</text:span></text:p>
              <text:p text:style-name="P29"><text:span text:style-name="Source_20_Text">}</text:span></text:p>
            </text:list-item>
          </text:list>
        </text:list-item>
        <text:list-item>
          <text:p text:style-name="P72"><text:span text:style-name="Strong_20_Emphasis">Erros Possíveis:</text:span> </text:p>
          <text:list>
            <text:list-item>
              <text:p text:style-name="P71"><text:soft-page-break/><text:span text:style-name="Strong_20_Emphasis">400 Bad Request:</text:span> Campos obrigatórios ausentes ou valores inválidos. </text:p>
            </text:list-item>
          </text:list>
        </text:list-item>
      </text:list>
      <text:p text:style-name="Horizontal_20_Line"/>
      <text:h text:style-name="Heading_20_3" text:outline-level="3"><text:span text:style-name="Strong_20_Emphasis">6. Retirada da Carteira</text:span></text:h>
      <text:list xml:id="list2076607222" text:style-name="L62">
        <text:list-item>
          <text:p text:style-name="P74"><text:span text:style-name="Strong_20_Emphasis">Descrição:</text:span> Retira um valor da carteira digital. </text:p>
        </text:list-item>
        <text:list-item>
          <text:p text:style-name="P74"><text:span text:style-name="Strong_20_Emphasis">Endpoint:</text:span><text:line-break/><text:span text:style-name="Source_20_Text">POST /api/v1/transactions/</text:span> </text:p>
        </text:list-item>
        <text:list-item>
          <text:p text:style-name="P74"><text:span text:style-name="Strong_20_Emphasis">Autenticação:</text:span><text:line-break/><text:span text:style-name="Strong_20_Emphasis">Necessário Token JWT.</text:span> </text:p>
        </text:list-item>
        <text:list-item>
          <text:p text:style-name="P73"><text:span text:style-name="Strong_20_Emphasis">Body da Requisição:</text:span> </text:p>
          <text:p text:style-name="P30"><text:span text:style-name="Source_20_Text">{</text:span></text:p>
          <text:p text:style-name="P30"><text:span text:style-name="Source_20_Text"><text:s text:c="2"/>"walletId": 3,</text:span></text:p>
          <text:p text:style-name="P30"><text:span text:style-name="Source_20_Text"><text:s text:c="2"/>"amount": 50.00,</text:span></text:p>
          <text:p text:style-name="P30"><text:span text:style-name="Source_20_Text"><text:s text:c="2"/>"description": "Retirada para uso pessoal"</text:span></text:p>
          <text:p text:style-name="P31"><text:span text:style-name="Source_20_Text">}</text:span></text:p>
        </text:list-item>
        <text:list-item>
          <text:p text:style-name="P74"><text:span text:style-name="Strong_20_Emphasis">Resposta de Sucesso:</text:span> </text:p>
          <text:list>
            <text:list-item>
              <text:p text:style-name="P74"><text:span text:style-name="Strong_20_Emphasis">Status:</text:span> <text:span text:style-name="Source_20_Text">200 OK</text:span> </text:p>
            </text:list-item>
            <text:list-item>
              <text:p text:style-name="P73"><text:span text:style-name="Strong_20_Emphasis">Exemplo de Resposta:</text:span> </text:p>
              <text:p text:style-name="P30"><text:span text:style-name="Source_20_Text">{</text:span></text:p>
              <text:p text:style-name="P30"><text:span text:style-name="Source_20_Text"><text:s text:c="2"/>"message": "Retirada realizada com sucesso!",</text:span></text:p>
              <text:p text:style-name="P30"><text:span text:style-name="Source_20_Text"><text:s text:c="2"/>"transactionId": 8,</text:span></text:p>
              <text:p text:style-name="P30"><text:span text:style-name="Source_20_Text"><text:s text:c="2"/>"status": "COMPLETED"</text:span></text:p>
              <text:p text:style-name="P31"><text:span text:style-name="Source_20_Text">}</text:span></text:p>
            </text:list-item>
          </text:list>
        </text:list-item>
        <text:list-item>
          <text:p text:style-name="P74"><text:span text:style-name="Strong_20_Emphasis">Erros Possíveis:</text:span> </text:p>
          <text:list>
            <text:list-item>
              <text:p text:style-name="P74"><text:span text:style-name="Strong_20_Emphasis">400 Bad Request:</text:span> Campos obrigatórios ausentes ou valores inválidos. </text:p>
            </text:list-item>
            <text:list-item>
              <text:p text:style-name="P73"><text:span text:style-name="Strong_20_Emphasis">403 Forbidden:</text:span> Saldo insuficiente na carteira. </text:p>
            </text:list-item>
          </text:list>
        </text:list-item>
      </text:list>
      <text:p text:style-name="Horizontal_20_Line"/>
      <text:h text:style-name="Heading_20_3" text:outline-level="3"><text:span text:style-name="Strong_20_Emphasis">Observações Gerais</text:span></text:h>
      <text:list xml:id="list3021736524" text:style-name="L63">
        <text:list-item>
          <text:p text:style-name="P76"><text:span text:style-name="Strong_20_Emphasis">Autenticação com Token JWT:</text:span> </text:p>
          <text:list>
            <text:list-item>
              <text:p text:style-name="P75">Para todos os endpoints protegidos, insira o token JWT no cabeçalho da requisição: </text:p>
              <text:p text:style-name="P32"><text:span text:style-name="Source_20_Text">Authorization: Bearer &lt;seu-token-jwt&gt;</text:span></text:p>
            </text:list-item>
          </text:list>
        </text:list-item>
      </text:list>
      <text:h text:style-name="Heading_20_3" text:outline-level="3"><text:span text:style-name="Strong_20_Emphasis">Documentação dos Endpoints de Histórico de Transações</text:span></text:h>
      <text:p text:style-name="Horizontal_20_Line"/>
      <text:h text:style-name="Heading_20_3" text:outline-level="3"><text:span text:style-name="Strong_20_Emphasis">1. Listar Todo o Histórico de Transações</text:span></text:h>
      <text:list xml:id="list872048195" text:style-name="L64">
        <text:list-item>
          <text:p text:style-name="P78"><text:span text:style-name="Strong_20_Emphasis">Descrição:</text:span> Retorna todas as transações registradas no sistema. </text:p>
        </text:list-item>
        <text:list-item>
          <text:p text:style-name="P78"><text:span text:style-name="Strong_20_Emphasis">Endpoint:</text:span><text:line-break/><text:span text:style-name="Source_20_Text">GET /api/v1/transactions/</text:span> </text:p>
        </text:list-item>
        <text:list-item>
          <text:p text:style-name="P78"><text:soft-page-break/><text:span text:style-name="Strong_20_Emphasis">Autenticação:</text:span><text:line-break/><text:span text:style-name="Strong_20_Emphasis">Necessário Token JWT.</text:span> </text:p>
        </text:list-item>
        <text:list-item>
          <text:p text:style-name="P78"><text:span text:style-name="Strong_20_Emphasis">Parâmetros:</text:span><text:line-break/>Nenhum parâmetro adicional é necessário. </text:p>
        </text:list-item>
        <text:list-item>
          <text:p text:style-name="P78"><text:span text:style-name="Strong_20_Emphasis">Resposta de Sucesso:</text:span> </text:p>
          <text:list>
            <text:list-item>
              <text:p text:style-name="P78"><text:span text:style-name="Strong_20_Emphasis">Status:</text:span> <text:span text:style-name="Source_20_Text">200 OK</text:span> </text:p>
            </text:list-item>
            <text:list-item>
              <text:p text:style-name="P77"><text:span text:style-name="Strong_20_Emphasis">Exemplo de Resposta:</text:span> </text:p>
              <text:p text:style-name="P33"><text:span text:style-name="Source_20_Text">[</text:span></text:p>
              <text:p text:style-name="P33"><text:span text:style-name="Source_20_Text"><text:s text:c="2"/>{</text:span></text:p>
              <text:p text:style-name="P33"><text:span text:style-name="Source_20_Text"><text:s text:c="4"/>"transactionId": 1,</text:span></text:p>
              <text:p text:style-name="P33"><text:span text:style-name="Source_20_Text"><text:s text:c="4"/>"transactionType": "DEPOSIT",</text:span></text:p>
              <text:p text:style-name="P33"><text:span text:style-name="Source_20_Text"><text:s text:c="4"/>"amount": 500.00,</text:span></text:p>
              <text:p text:style-name="P33"><text:span text:style-name="Source_20_Text"><text:s text:c="4"/>"status": "COMPLETED",</text:span></text:p>
              <text:p text:style-name="P33"><text:span text:style-name="Source_20_Text"><text:s text:c="4"/>"timestamp": "2025-01-15T10:00:00"</text:span></text:p>
              <text:p text:style-name="P33"><text:span text:style-name="Source_20_Text"><text:s text:c="2"/>},</text:span></text:p>
              <text:p text:style-name="P33"><text:span text:style-name="Source_20_Text"><text:s text:c="2"/>{</text:span></text:p>
              <text:p text:style-name="P33"><text:span text:style-name="Source_20_Text"><text:s text:c="4"/>"transactionId": 2,</text:span></text:p>
              <text:p text:style-name="P33"><text:span text:style-name="Source_20_Text"><text:s text:c="4"/>"transactionType": "TRANSFER",</text:span></text:p>
              <text:p text:style-name="P33"><text:span text:style-name="Source_20_Text"><text:s text:c="4"/>"amount": 100.00,</text:span></text:p>
              <text:p text:style-name="P33"><text:span text:style-name="Source_20_Text"><text:s text:c="4"/>"status": "PENDING",</text:span></text:p>
              <text:p text:style-name="P33"><text:span text:style-name="Source_20_Text"><text:s text:c="4"/>"timestamp": "2025-01-15T11:00:00"</text:span></text:p>
              <text:p text:style-name="P33"><text:span text:style-name="Source_20_Text"><text:s text:c="2"/>}</text:span></text:p>
              <text:p text:style-name="P34"><text:span text:style-name="Source_20_Text">]</text:span></text:p>
            </text:list-item>
          </text:list>
        </text:list-item>
        <text:list-item>
          <text:p text:style-name="P78"><text:span text:style-name="Strong_20_Emphasis">Erros Possíveis:</text:span> </text:p>
          <text:list>
            <text:list-item>
              <text:p text:style-name="P77"><text:span text:style-name="Strong_20_Emphasis">401 Unauthorized:</text:span> Token JWT ausente ou inválido. </text:p>
            </text:list-item>
          </text:list>
        </text:list-item>
      </text:list>
      <text:p text:style-name="Horizontal_20_Line"/>
      <text:h text:style-name="Heading_20_3" text:outline-level="3"><text:span text:style-name="Strong_20_Emphasis">2. Buscar Histórico de Transação por ID</text:span></text:h>
      <text:list xml:id="list118391014" text:style-name="L65">
        <text:list-item>
          <text:p text:style-name="P80"><text:span text:style-name="Strong_20_Emphasis">Descrição:</text:span> Retorna o histórico de uma transação específica com base no ID fornecido. </text:p>
        </text:list-item>
        <text:list-item>
          <text:p text:style-name="P80"><text:span text:style-name="Strong_20_Emphasis">Endpoint:</text:span><text:line-break/><text:span text:style-name="Source_20_Text">GET /api/v1/transaction-history/{transactionHistoryId}</text:span> </text:p>
        </text:list-item>
        <text:list-item>
          <text:p text:style-name="P80"><text:span text:style-name="Strong_20_Emphasis">Autenticação:</text:span><text:line-break/><text:span text:style-name="Strong_20_Emphasis">Necessário Token JWT.</text:span> </text:p>
        </text:list-item>
        <text:list-item>
          <text:p text:style-name="P80"><text:span text:style-name="Strong_20_Emphasis">Parâmetros de URL:</text:span> </text:p>
          <text:list>
            <text:list-item>
              <text:p text:style-name="P80"><text:span text:style-name="Source_20_Text">transactionHistoryId</text:span>: ID do histórico da transação. Exemplo: <text:span text:style-name="Source_20_Text">1</text:span> </text:p>
            </text:list-item>
          </text:list>
        </text:list-item>
        <text:list-item>
          <text:p text:style-name="P80"><text:span text:style-name="Strong_20_Emphasis">Resposta de Sucesso:</text:span> </text:p>
          <text:list>
            <text:list-item>
              <text:p text:style-name="P80"><text:span text:style-name="Strong_20_Emphasis">Status:</text:span> <text:span text:style-name="Source_20_Text">200 OK</text:span> </text:p>
            </text:list-item>
            <text:list-item>
              <text:p text:style-name="P79"><text:span text:style-name="Strong_20_Emphasis">Exemplo de Resposta:</text:span> </text:p>
              <text:p text:style-name="P35"><text:span text:style-name="Source_20_Text">{</text:span></text:p>
              <text:p text:style-name="P35"><text:span text:style-name="Source_20_Text"><text:s text:c="2"/>"transactionHistoryId": 1,</text:span></text:p>
              <text:p text:style-name="P35"><text:span text:style-name="Source_20_Text"><text:s text:c="2"/>"transactionId": 2,</text:span></text:p>
              <text:p text:style-name="P35"><text:span text:style-name="Source_20_Text"><text:s text:c="2"/>"eventType": "CREATED",</text:span></text:p>
              <text:p text:style-name="P35"><text:span text:style-name="Source_20_Text"><text:s text:c="2"/>"timestamp": "2025-01-15T12:00:00"</text:span></text:p>
              <text:p text:style-name="P36"><text:span text:style-name="Source_20_Text">}</text:span></text:p>
            </text:list-item>
          </text:list>
        </text:list-item>
        <text:list-item>
          <text:p text:style-name="P80"><text:span text:style-name="Strong_20_Emphasis">Erros Possíveis:</text:span> </text:p>
          <text:list>
            <text:list-item>
              <text:p text:style-name="P80"><text:soft-page-break/><text:span text:style-name="Strong_20_Emphasis">401 Unauthorized:</text:span> Token JWT ausente ou inválido. </text:p>
            </text:list-item>
            <text:list-item>
              <text:p text:style-name="P79"><text:span text:style-name="Strong_20_Emphasis">404 Not Found:</text:span> Histórico de transação não encontrado. </text:p>
            </text:list-item>
          </text:list>
        </text:list-item>
      </text:list>
      <text:p text:style-name="Horizontal_20_Line"/>
      <text:h text:style-name="Heading_20_3" text:outline-level="3"><text:span text:style-name="Strong_20_Emphasis">3. Listar Histórico de Transações por Usuário (PK do Usuário)</text:span></text:h>
      <text:list xml:id="list2634585503" text:style-name="L66">
        <text:list-item>
          <text:p text:style-name="P82"><text:span text:style-name="Strong_20_Emphasis">Descrição:</text:span> Retorna todas as transações associadas a um usuário específico. </text:p>
        </text:list-item>
        <text:list-item>
          <text:p text:style-name="P82"><text:span text:style-name="Strong_20_Emphasis">Endpoint:</text:span><text:line-break/><text:span text:style-name="Source_20_Text">GET /api/v1/transaction-history/user/{userId}</text:span> </text:p>
        </text:list-item>
        <text:list-item>
          <text:p text:style-name="P82"><text:span text:style-name="Strong_20_Emphasis">Autenticação:</text:span><text:line-break/><text:span text:style-name="Strong_20_Emphasis">Necessário Token JWT.</text:span> </text:p>
        </text:list-item>
        <text:list-item>
          <text:p text:style-name="P82"><text:span text:style-name="Strong_20_Emphasis">Parâmetros de URL:</text:span> </text:p>
          <text:list>
            <text:list-item>
              <text:p text:style-name="P82"><text:span text:style-name="Source_20_Text">userId</text:span>: ID do usuário cujas transações serão listadas. Exemplo: <text:span text:style-name="Source_20_Text">1</text:span> </text:p>
            </text:list-item>
          </text:list>
        </text:list-item>
        <text:list-item>
          <text:p text:style-name="P82"><text:span text:style-name="Strong_20_Emphasis">Resposta de Sucesso:</text:span> </text:p>
          <text:list>
            <text:list-item>
              <text:p text:style-name="P82"><text:span text:style-name="Strong_20_Emphasis">Status:</text:span> <text:span text:style-name="Source_20_Text">200 OK</text:span> </text:p>
            </text:list-item>
            <text:list-item>
              <text:p text:style-name="P81"><text:span text:style-name="Strong_20_Emphasis">Exemplo de Resposta:</text:span> </text:p>
              <text:p text:style-name="P37"><text:span text:style-name="Source_20_Text">[</text:span></text:p>
              <text:p text:style-name="P37"><text:span text:style-name="Source_20_Text"><text:s text:c="2"/>{</text:span></text:p>
              <text:p text:style-name="P37"><text:span text:style-name="Source_20_Text"><text:s text:c="4"/>"transactionHistoryId": 1,</text:span></text:p>
              <text:p text:style-name="P37"><text:span text:style-name="Source_20_Text"><text:s text:c="4"/>"transactionId": 3,</text:span></text:p>
              <text:p text:style-name="P37"><text:span text:style-name="Source_20_Text"><text:s text:c="4"/>"eventType": "UPDATED",</text:span></text:p>
              <text:p text:style-name="P37"><text:span text:style-name="Source_20_Text"><text:s text:c="4"/>"timestamp": "2025-01-15T13:00:00"</text:span></text:p>
              <text:p text:style-name="P37"><text:span text:style-name="Source_20_Text"><text:s text:c="2"/>},</text:span></text:p>
              <text:p text:style-name="P37"><text:span text:style-name="Source_20_Text"><text:s text:c="2"/>{</text:span></text:p>
              <text:p text:style-name="P37"><text:span text:style-name="Source_20_Text"><text:s text:c="4"/>"transactionHistoryId": 2,</text:span></text:p>
              <text:p text:style-name="P37"><text:span text:style-name="Source_20_Text"><text:s text:c="4"/>"transactionId": 4,</text:span></text:p>
              <text:p text:style-name="P37"><text:span text:style-name="Source_20_Text"><text:s text:c="4"/>"eventType": "DELETED",</text:span></text:p>
              <text:p text:style-name="P37"><text:span text:style-name="Source_20_Text"><text:s text:c="4"/>"timestamp": "2025-01-15T14:00:00"</text:span></text:p>
              <text:p text:style-name="P37"><text:span text:style-name="Source_20_Text"><text:s text:c="2"/>}</text:span></text:p>
              <text:p text:style-name="P38"><text:span text:style-name="Source_20_Text">]</text:span></text:p>
            </text:list-item>
          </text:list>
        </text:list-item>
        <text:list-item>
          <text:p text:style-name="P82"><text:span text:style-name="Strong_20_Emphasis">Erros Possíveis:</text:span> </text:p>
          <text:list>
            <text:list-item>
              <text:p text:style-name="P82"><text:span text:style-name="Strong_20_Emphasis">401 Unauthorized:</text:span> Token JWT ausente ou inválido. </text:p>
            </text:list-item>
            <text:list-item>
              <text:p text:style-name="P81"><text:span text:style-name="Strong_20_Emphasis">404 Not Found:</text:span> Usuário não encontrado ou sem transações registradas. </text:p>
            </text:list-item>
          </text:list>
        </text:list-item>
      </text:list>
      <text:p text:style-name="Horizontal_20_Line"/>
      <text:h text:style-name="Heading_20_3" text:outline-level="3"><text:span text:style-name="Strong_20_Emphasis">4. Listar Transações por Usuário (Histórico de Transações Completo)</text:span></text:h>
      <text:list xml:id="list1873877841" text:style-name="L67">
        <text:list-item>
          <text:p text:style-name="P84"><text:span text:style-name="Strong_20_Emphasis">Descrição:</text:span> Retorna o histórico detalhado de transações para um usuário específico, incluindo informações de origem e destino das carteiras. </text:p>
        </text:list-item>
        <text:list-item>
          <text:p text:style-name="P84"><text:span text:style-name="Strong_20_Emphasis">Endpoint:</text:span><text:line-break/><text:span text:style-name="Source_20_Text">GET /api/v1/transactions/history/{userId}</text:span> </text:p>
        </text:list-item>
        <text:list-item>
          <text:p text:style-name="P84"><text:span text:style-name="Strong_20_Emphasis">Autenticação:</text:span><text:line-break/><text:span text:style-name="Strong_20_Emphasis">Necessário Token JWT.</text:span> </text:p>
        </text:list-item>
        <text:list-item>
          <text:p text:style-name="P84"><text:span text:style-name="Strong_20_Emphasis">Parâmetros de URL:</text:span> </text:p>
          <text:list>
            <text:list-item>
              <text:p text:style-name="P84"><text:span text:style-name="Source_20_Text">userId</text:span>: ID do usuário cujas transações serão detalhadas. Exemplo: <text:span text:style-name="Source_20_Text">2</text:span> </text:p>
            </text:list-item>
          </text:list>
        </text:list-item>
        <text:list-item>
          <text:p text:style-name="P84"><text:soft-page-break/><text:span text:style-name="Strong_20_Emphasis">Resposta de Sucesso:</text:span> </text:p>
          <text:list>
            <text:list-item>
              <text:p text:style-name="P84"><text:span text:style-name="Strong_20_Emphasis">Status:</text:span> <text:span text:style-name="Source_20_Text">200 OK</text:span> </text:p>
            </text:list-item>
            <text:list-item>
              <text:p text:style-name="P83"><text:span text:style-name="Strong_20_Emphasis">Exemplo de Resposta:</text:span> </text:p>
              <text:p text:style-name="P39"><text:span text:style-name="Source_20_Text">[</text:span></text:p>
              <text:p text:style-name="P39"><text:span text:style-name="Source_20_Text"><text:s text:c="2"/>{</text:span></text:p>
              <text:p text:style-name="P39"><text:span text:style-name="Source_20_Text"><text:s text:c="4"/>"transactionId": 5,</text:span></text:p>
              <text:p text:style-name="P39"><text:span text:style-name="Source_20_Text"><text:s text:c="4"/>"transactionType": "TRANSFER",</text:span></text:p>
              <text:p text:style-name="P39"><text:span text:style-name="Source_20_Text"><text:s text:c="4"/>"amount": 150.00,</text:span></text:p>
              <text:p text:style-name="P39"><text:span text:style-name="Source_20_Text"><text:s text:c="4"/>"status": "COMPLETED",</text:span></text:p>
              <text:p text:style-name="P39"><text:span text:style-name="Source_20_Text"><text:s text:c="4"/>"timestamp": "2025-01-15T15:00:00",</text:span></text:p>
              <text:p text:style-name="P39"><text:span text:style-name="Source_20_Text"><text:s text:c="4"/>"sourceWallet": {</text:span></text:p>
              <text:p text:style-name="P39"><text:span text:style-name="Source_20_Text"><text:s text:c="6"/>"walletId": 1,</text:span></text:p>
              <text:p text:style-name="P39"><text:span text:style-name="Source_20_Text"><text:s text:c="6"/>"walletName": "Pessoal"</text:span></text:p>
              <text:p text:style-name="P39"><text:span text:style-name="Source_20_Text"><text:s text:c="4"/>},</text:span></text:p>
              <text:p text:style-name="P39"><text:span text:style-name="Source_20_Text"><text:s text:c="4"/>"destinationWallet": {</text:span></text:p>
              <text:p text:style-name="P39"><text:span text:style-name="Source_20_Text"><text:s text:c="6"/>"walletId": 2,</text:span></text:p>
              <text:p text:style-name="P39"><text:span text:style-name="Source_20_Text"><text:s text:c="6"/>"walletName": "Poupança"</text:span></text:p>
              <text:p text:style-name="P39"><text:span text:style-name="Source_20_Text"><text:s text:c="4"/>}</text:span></text:p>
              <text:p text:style-name="P39"><text:span text:style-name="Source_20_Text"><text:s text:c="2"/>},</text:span></text:p>
              <text:p text:style-name="P39"><text:span text:style-name="Source_20_Text"><text:s text:c="2"/>{</text:span></text:p>
              <text:p text:style-name="P39"><text:span text:style-name="Source_20_Text"><text:s text:c="4"/>"transactionId": 6,</text:span></text:p>
              <text:p text:style-name="P39"><text:span text:style-name="Source_20_Text"><text:s text:c="4"/>"transactionType": "PAYMENT",</text:span></text:p>
              <text:p text:style-name="P39"><text:span text:style-name="Source_20_Text"><text:s text:c="4"/>"amount": 200.00,</text:span></text:p>
              <text:p text:style-name="P39"><text:span text:style-name="Source_20_Text"><text:s text:c="4"/>"status": "COMPLETED",</text:span></text:p>
              <text:p text:style-name="P39"><text:span text:style-name="Source_20_Text"><text:s text:c="4"/>"timestamp": "2025-01-15T16:00:00",</text:span></text:p>
              <text:p text:style-name="P39"><text:span text:style-name="Source_20_Text"><text:s text:c="4"/>"sourceWallet": {</text:span></text:p>
              <text:p text:style-name="P39"><text:span text:style-name="Source_20_Text"><text:s text:c="6"/>"walletId": 2,</text:span></text:p>
              <text:p text:style-name="P39"><text:span text:style-name="Source_20_Text"><text:s text:c="6"/>"walletName": "Poupança"</text:span></text:p>
              <text:p text:style-name="P39"><text:span text:style-name="Source_20_Text"><text:s text:c="4"/>},</text:span></text:p>
              <text:p text:style-name="P39"><text:span text:style-name="Source_20_Text"><text:s text:c="4"/>"destinationWallet": {</text:span></text:p>
              <text:p text:style-name="P39"><text:span text:style-name="Source_20_Text"><text:s text:c="6"/>"walletId": 3,</text:span></text:p>
              <text:p text:style-name="P39"><text:span text:style-name="Source_20_Text"><text:s text:c="6"/>"walletName": "Viagem"</text:span></text:p>
              <text:p text:style-name="P39"><text:span text:style-name="Source_20_Text"><text:s text:c="4"/>}</text:span></text:p>
              <text:p text:style-name="P39"><text:span text:style-name="Source_20_Text"><text:s text:c="2"/>}</text:span></text:p>
              <text:p text:style-name="P40"><text:span text:style-name="Source_20_Text">]</text:span></text:p>
            </text:list-item>
          </text:list>
        </text:list-item>
        <text:list-item>
          <text:p text:style-name="P84"><text:span text:style-name="Strong_20_Emphasis">Erros Possíveis:</text:span> </text:p>
          <text:list>
            <text:list-item>
              <text:p text:style-name="P84"><text:span text:style-name="Strong_20_Emphasis">401 Unauthorized:</text:span> Token JWT ausente ou inválido. </text:p>
            </text:list-item>
            <text:list-item>
              <text:p text:style-name="P83"><text:span text:style-name="Strong_20_Emphasis">404 Not Found:</text:span> Usuário não encontrado ou sem histórico de transações. </text:p>
            </text:list-item>
          </text:list>
        </text:list-item>
      </text:list>
      <text:p text:style-name="Horizontal_20_Line"/>
      <text:h text:style-name="Heading_20_3" text:outline-level="3"><text:span text:style-name="Strong_20_Emphasis">Observações Gerais</text:span></text:h>
      <text:list xml:id="list2442143965" text:style-name="L68">
        <text:list-item>
          <text:p text:style-name="P85"><text:span text:style-name="Strong_20_Emphasis">Autenticação com Token JWT:</text:span><text:line-break/>Para todos os endpoints, insira o token JWT no cabeçalho da requisição: </text:p>
          <text:p text:style-name="P41"><text:span text:style-name="Source_20_Text">Authorization: Bearer &lt;seu-token-jwt&gt;</text:span></text:p>
        </text:list-item>
      </text:list>
      <text:p text:style-name="Text_20_body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ter" svg:font-family="Inter, system-ui, apple-system, BlinkMacSystemFont, 'Segoe UI', Roboto, Oxygen, Ubuntu, Cantarell, 'Fira Sans', 'Droid Sans'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3T18:33:40.391653289</meta:creation-date>
    <dc:date>2025-01-23T18:45:03.158736924</dc:date>
    <meta:editing-duration>PT11M22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4" meta:paragraph-count="504" meta:word-count="2300" meta:character-count="15065" meta:non-whitespace-character-count="12917"/>
  </office:meta>
</office:document-meta>
</file>